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DB3000009B1111CE87F.jpg" manifest:media-type="image/jpeg"/>
  <manifest:file-entry manifest:full-path="Pictures/10000201000006DA000004D89F281749.png" manifest:media-type="image/png"/>
  <manifest:file-entry manifest:full-path="Pictures/1000000000000922000006767AD80FBB.jpg" manifest:media-type="image/jpeg"/>
  <manifest:file-entry manifest:full-path="Pictures/10000201000006DA000004D85D524E5D.png" manifest:media-type="image/png"/>
  <manifest:file-entry manifest:full-path="Pictures/10000000000006DA000004D820371D32.png" manifest:media-type="image/png"/>
  <manifest:file-entry manifest:full-path="Pictures/10000201000006DA000004D869EFBC76.png" manifest:media-type="image/png"/>
  <manifest:file-entry manifest:full-path="Pictures/10000000000006DA000004D88FB5FE12.png" manifest:media-type="image/png"/>
  <manifest:file-entry manifest:full-path="Pictures/100002000000000A0000000AD0B8BA86.gif" manifest:media-type="image/gif"/>
  <manifest:file-entry manifest:full-path="Pictures/10000201000006DA000004D873512F90.png" manifest:media-type="image/png"/>
  <manifest:file-entry manifest:full-path="Pictures/100002010000006400000064FD8A462E.png" manifest:media-type="image/png"/>
  <manifest:file-entry manifest:full-path="Pictures/10000201000006DA000004D8F54C236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Standard" style:font-family-generic="roman" style:font-pitch="variable"/>
    <style:font-face style:name="Times New Roman1" svg:font-family="'Times New Roman'" style:font-family-generic="swiss" style:font-pitch="variable"/>
    <style:font-face style:name="Verdana3" svg:font-family="Verdana"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433cm"/>
    </style:style>
    <style:style style:name="gr2" style:family="graphic" style:parent-style-name="standard">
      <style:graphic-properties draw:stroke="none" svg:stroke-color="#000000" draw:fill="none" draw:fill-color="#ffffff" draw:auto-grow-height="true" draw:auto-grow-width="false" fo:max-height="0cm" fo:min-height="2.509cm"/>
    </style:style>
    <style:style style:name="gr3" style:family="graphic" style:parent-style-name="standard">
      <style:graphic-properties draw:stroke="none" draw:fill="none" fo:min-height="1.153cm"/>
    </style:style>
    <style:style style:name="gr4" style:family="graphic">
      <style:graphic-properties style:protect="size"/>
    </style:style>
    <style:style style:name="gr5" style:family="graphic" style:parent-style-name="standard">
      <style:graphic-properties draw:stroke="none" svg:stroke-width="0cm" svg:stroke-color="#000000" draw:marker-start-width="0.2cm" draw:marker-end-width="0.2cm" draw:fill="none" draw:fill-color="#ffffff" draw:auto-grow-height="true" draw:auto-grow-width="false" fo:max-height="0cm" fo:min-height="2.95cm"/>
    </style:style>
    <style:style style:name="gr6" style:family="graphic" style:parent-style-name="standard">
      <style:graphic-properties svg:stroke-color="#1c1c1c" draw:fill="none" draw:fill-color="#ffffff" draw:textarea-horizontal-align="left" draw:textarea-vertical-align="top" draw:auto-grow-height="false"/>
    </style:style>
    <style:style style:name="gr7" style:family="graphic" style:parent-style-name="standard">
      <style:graphic-properties svg:stroke-color="#ff3333" draw:fill-color="#eeeeee" draw:textarea-horizontal-align="center" draw:textarea-vertical-align="middle" draw:auto-grow-height="false" fo:min-height="0cm" fo:min-width="0cm"/>
    </style:style>
    <style:style style:name="gr8" style:family="graphic" style:parent-style-name="standard">
      <style:graphic-properties svg:stroke-color="#ff3333" draw:fill="solid" draw:fill-color="#ff3333" draw:textarea-horizontal-align="right" draw:textarea-vertical-align="bottom" draw:auto-grow-height="false" fo:min-height="0cm" fo:min-width="0cm" fo:padding-bottom="-0.87cm" fo:padding-right="-0.65cm"/>
    </style:style>
    <style:style style:name="gr9" style:family="graphic" style:parent-style-name="standard">
      <style:graphic-properties svg:stroke-color="#ff3333" draw:fill="none" draw:fill-color="#ffffff" draw:textarea-horizontal-align="left" draw:textarea-vertical-align="top" draw:auto-grow-height="fals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svg:stroke-color="#ff3333" draw:fill="solid" draw:fill-color="#cccccc" draw:textarea-horizontal-align="justify" draw:textarea-vertical-align="middle" draw:auto-grow-height="false"/>
    </style:style>
    <style:style style:name="gr12" style:family="graphic" style:parent-style-name="standard">
      <style:graphic-properties svg:stroke-color="#ff420e" draw:fill="solid" draw:fill-color="#ff3333"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00" draw:fill="none" draw:fill-color="#ffffff" draw:auto-grow-height="true" draw:auto-grow-width="false" fo:max-height="0cm" fo:min-height="4.95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3.457cm"/>
    </style:style>
    <style:style style:name="gr17" style:family="graphic" style:parent-style-name="standard">
      <style:graphic-properties draw:fill-color="#eeeeee" draw:textarea-horizontal-align="left" draw:textarea-vertical-align="top" draw:auto-grow-height="false" fo:min-height="0cm" fo:min-width="0cm"/>
    </style:style>
    <style:style style:name="gr18" style:family="graphic" style:parent-style-name="standard">
      <style:graphic-properties svg:stroke-color="#ff3333" draw:fill-color="#dddddd" draw:textarea-horizontal-align="left" draw:textarea-vertical-align="top"/>
    </style:style>
    <style:style style:name="gr19" style:family="graphic" style:parent-style-name="standard">
      <style:graphic-properties svg:stroke-color="#ff3333" draw:fill-color="#eeeeee" draw:textarea-horizontal-align="left" draw:textarea-vertical-align="top" draw:auto-grow-height="false" fo:min-height="0cm" fo:min-width="0cm"/>
    </style:style>
    <style:style style:name="gr20" style:family="graphic" style:parent-style-name="standard">
      <style:graphic-properties svg:stroke-color="#ff3333" draw:fill="solid" draw:fill-color="#ff3333" draw:textarea-horizontal-align="right" draw:textarea-vertical-align="bottom" draw:auto-grow-height="false" fo:min-height="0cm" fo:min-width="0cm" fo:padding-bottom="-0.87cm" fo:padding-right="-0.65cm"/>
    </style:style>
    <style:style style:name="gr21" style:family="graphic" style:parent-style-name="standard">
      <style:graphic-properties draw:textarea-horizontal-align="justify" draw:textarea-vertical-align="middle" draw:auto-grow-height="false" fo:min-height="0cm" fo:min-width="0cm"/>
    </style:style>
    <style:style style:name="gr22" style:family="graphic" style:parent-style-name="standard">
      <style:graphic-properties svg:stroke-color="#ff3333" draw:fill="solid" draw:fill-color="#ff3333" draw:textarea-horizontal-align="justify" draw:textarea-vertical-align="middle" draw:auto-grow-height="false" fo:min-height="0cm" fo:min-width="0cm"/>
    </style:style>
    <style:style style:name="gr23" style:family="graphic" style:parent-style-name="standard">
      <style:graphic-properties svg:stroke-color="#ff3333" draw:fill="solid" draw:fill-color="#ff3333" draw:textarea-horizontal-align="center" draw:textarea-vertical-align="middle" draw:auto-grow-height="false" fo:min-height="0cm" fo:min-width="0cm" fo:padding-bottom="0.13cm" fo:padding-right="0.25cm"/>
    </style:style>
    <style:style style:name="gr24" style:family="graphic" style:parent-style-name="standard">
      <style:graphic-properties svg:stroke-color="#ff3333" draw:fill-color="#eeeeee" draw:textarea-horizontal-align="justify" draw:textarea-vertical-align="middle" draw:auto-grow-height="false" fo:min-height="0cm" fo:min-width="0cm" fo:wrap-option="no-wrap"/>
    </style:style>
    <style:style style:name="gr25" style:family="graphic" style:parent-style-name="standard">
      <style:graphic-properties draw:stroke="none" svg:stroke-color="#000000" draw:fill="none" draw:fill-color="#ffffff" draw:auto-grow-height="true" draw:auto-grow-width="false" fo:max-height="0cm" fo:min-height="0.95cm"/>
    </style:style>
    <style:style style:name="gr26" style:family="graphic" style:parent-style-name="standard">
      <style:graphic-properties draw:stroke="none" svg:stroke-color="#000000" draw:fill="none" draw:fill-color="#ffffff" draw:auto-grow-height="true" draw:auto-grow-width="false" fo:max-height="0cm" fo:min-height="1.533cm"/>
    </style:style>
    <style:style style:name="gr27" style:family="graphic" style:parent-style-name="standard">
      <style:graphic-properties draw:stroke="none" svg:stroke-color="#000000" draw:fill="none" draw:fill-color="#ffffff" draw:auto-grow-height="true" draw:auto-grow-width="false" fo:max-height="0cm" fo:min-height="0.933cm"/>
    </style:style>
    <style:style style:name="gr28" style:family="graphic" style:parent-style-name="standard">
      <style:graphic-properties svg:stroke-color="#ff3333" draw:fill-color="#eeeeee" draw:textarea-horizontal-align="center" draw:textarea-vertical-align="middle" draw:auto-grow-height="false" fo:min-height="0cm" fo:min-width="0cm"/>
    </style:style>
    <style:style style:name="gr29" style:family="graphic" style:parent-style-name="objectwithoutfill">
      <style:graphic-properties draw:marker-end="Arrow" draw:marker-end-width="0.3cm" draw:fill="none"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0.85cm"/>
    </style:style>
    <style:style style:name="gr31" style:family="graphic" style:parent-style-name="objectwithoutfill">
      <style:graphic-properties draw:stroke="solid" draw:stroke-dash="Fine_20_Dashed" svg:stroke-width="0cm" svg:stroke-color="#000000" draw:marker-start-width="0.2cm" draw:marker-end="Arrow" draw:marker-end-width="0.3cm" draw:fill="none" draw:textarea-vertical-align="middle" fo:padding-top="0.125cm" fo:padding-bottom="0.125cm" fo:padding-left="0.25cm" fo:padding-right="0.25cm"/>
    </style:style>
    <style:style style:name="gr32" style:family="graphic" style:parent-style-name="standard">
      <style:graphic-properties draw:stroke="none" svg:stroke-color="#000000" draw:fill="none" draw:fill-color="#ffffff" draw:auto-grow-height="true" draw:auto-grow-width="false" fo:max-height="0cm" fo:min-height="2.35cm"/>
    </style:style>
    <style:style style:name="gr33" style:family="graphic" style:parent-style-name="standard">
      <style:graphic-properties draw:stroke="none" svg:stroke-color="#000000" draw:fill="none" draw:fill-color="#ffffff" draw:auto-grow-height="true" draw:auto-grow-width="false" fo:max-height="0cm" fo:min-height="1.15cm"/>
    </style:style>
    <style:style style:name="pr1" style:family="presentation" style:parent-style-name="blanko-vorlage-verkleinert-notes">
      <style:graphic-properties draw:fill-color="#ffffff" draw:auto-grow-height="true" fo:min-height="13.364cm"/>
    </style:style>
    <style:style style:name="pr2" style:family="presentation" style:parent-style-name="hintergrund-title">
      <style:graphic-properties fo:min-height="3.506cm"/>
    </style:style>
    <style:style style:name="pr3" style:family="presentation" style:parent-style-name="hintergrund-notes">
      <style:graphic-properties draw:fill-color="#ffffff" fo:min-height="13.364cm"/>
    </style:style>
    <style:style style:name="P1" style:family="paragraph">
      <style:paragraph-properties fo:text-align="end"/>
    </style:style>
    <style:style style:name="P2" style:family="paragraph">
      <style:paragraph-properties fo:text-align="end"/>
      <style:text-properties fo:color="#ffffff" style:font-name="Verdana3" fo:font-size="48pt" style:font-size-asian="48pt" style:font-size-complex="48pt"/>
    </style:style>
    <style:style style:name="P3" style:family="paragraph">
      <style:paragraph-properties fo:text-align="end"/>
      <style:text-properties fo:color="#ffffff" style:font-name="Verdana3" fo:font-size="36pt" style:font-size-asian="36pt" style:font-size-complex="36pt"/>
    </style:style>
    <style:style style:name="P4" style:family="paragraph">
      <style:text-properties fo:font-weight="bold" style:font-weight-asian="bold" style:font-weight-complex="bold"/>
    </style:style>
    <style:style style:name="P5" style:family="paragraph">
      <style:paragraph-properties fo:line-height="150%"/>
    </style:style>
    <style:style style:name="P6" style:family="paragraph">
      <style:paragraph-properties fo:line-height="150%" fo:text-align="end"/>
    </style:style>
    <style:style style:name="P7" style:family="paragraph">
      <style:paragraph-properties fo:line-height="150%"/>
      <style:text-properties fo:font-size="18pt" fo:font-weight="bold" style:font-weight-asian="bold" style:font-weight-complex="bold"/>
    </style:style>
    <style:style style:name="P8" style:family="paragraph">
      <style:text-properties fo:font-size="20pt"/>
    </style:style>
    <style:style style:name="P9" style:family="paragraph">
      <style:paragraph-properties fo:text-align="center"/>
    </style:style>
    <style:style style:name="P10" style:family="paragraph">
      <style:paragraph-properties fo:text-align="center"/>
      <style:text-properties fo:font-size="22pt" fo:font-weight="bold" style:font-size-asian="22pt" style:font-weight-asian="bold" style:font-size-complex="22pt" style:font-weight-complex="bold"/>
    </style:style>
    <style:style style:name="P11" style:family="paragraph">
      <style:paragraph-properties fo:text-align="center"/>
      <style:text-properties fo:font-size="18pt" fo:font-weight="bold" style:font-size-asian="18pt" style:font-weight-asian="bold" style:font-size-complex="18pt" style:font-weight-complex="bold"/>
    </style:style>
    <style:style style:name="P12" style:family="paragraph">
      <style:paragraph-properties fo:text-align="center"/>
      <style:text-properties fo:font-size="18pt" fo:font-weight="bold" style:font-weight-asian="bold" style:font-weight-complex="bold"/>
    </style:style>
    <style:style style:name="P13" style:family="paragraph">
      <style:paragraph-properties fo:text-align="center"/>
      <style:text-properties fo:font-size="20pt" fo:font-weight="bold" style:font-size-asian="20pt" style:font-weight-asian="bold" style:font-size-complex="20pt" style:font-weight-complex="bold"/>
    </style:style>
    <style:style style:name="P14" style:family="paragraph">
      <style:paragraph-properties fo:text-align="center"/>
      <style:text-properties fo:font-weight="bold" style:font-weight-asian="bold" style:font-weight-complex="bold"/>
    </style:style>
    <style:style style:name="P15" style:family="paragraph">
      <style:text-properties fo:font-size="32pt" fo:font-weight="bold" style:font-size-asian="32pt" style:font-weight-asian="bold" style:font-size-complex="32pt" style:font-weight-complex="bold"/>
    </style:style>
    <style:style style:name="P16" style:family="paragraph">
      <style:text-properties fo:font-size="28pt" fo:font-weight="bold" style:font-size-asian="28pt" style:font-weight-asian="bold" style:font-size-complex="28pt" style:font-weight-complex="bold"/>
    </style:style>
    <style:style style:name="P17" style:family="paragraph">
      <style:paragraph-properties fo:text-align="center"/>
      <style:text-properties fo:font-style="italic" style:font-style-asian="italic" style:font-style-complex="italic"/>
    </style:style>
    <style:style style:name="P18" style:family="paragraph">
      <style:text-properties fo:font-style="italic" style:font-style-asian="italic" style:font-style-complex="italic"/>
    </style:style>
    <style:style style:name="P19" style:family="paragraph">
      <style:text-properties fo:font-size="18pt" fo:font-style="italic" style:font-style-asian="italic" style:font-style-complex="italic"/>
    </style:style>
    <style:style style:name="P20" style:family="paragraph">
      <style:paragraph-properties fo:line-height="150%" fo:text-align="center"/>
    </style:style>
    <style:style style:name="T1" style:family="text">
      <style:text-properties fo:color="#ffffff" style:font-name="Verdana3" fo:font-size="48pt" style:font-size-asian="48pt" style:font-size-complex="48pt"/>
    </style:style>
    <style:style style:name="T2" style:family="text">
      <style:text-properties fo:color="#ffffff" style:font-name="Verdana3" fo:font-size="28pt" style:font-size-asian="28pt" style:font-size-complex="28pt"/>
    </style:style>
    <style:style style:name="T3" style:family="text">
      <style:text-properties fo:color="#ffffff" style:font-name="Verdana3"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8pt" style:font-size-asian="28pt" style:font-size-complex="28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18pt"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ize="18pt" fo:font-style="italic" style:font-style-asian="italic" style:font-style-complex="italic"/>
    </style:style>
    <style:style style:name="T16" style:family="text">
      <style:text-properties fo:font-size="66pt" fo:font-weight="bold" style:font-size-asian="66pt" style:font-weight-asian="bold" style:font-size-complex="6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o-vorlage-verkleinert" presentation:presentation-page-layout-name="AL1T0">
        <office:forms form:automatic-focus="false" form:apply-design-mode="false"/>
        <draw:frame draw:style-name="gr1" draw:text-style-name="P2" draw:layer="layout" svg:width="21.8cm" svg:height="5.919cm" svg:x="6.599cm" svg:y="2.64cm">
          <draw:text-box>
            <text:p text:style-name="P1"><text:span text:style-name="T1">Akka Framework</text:span></text:p>
            <text:p text:style-name="P1"><text:span text:style-name="T2"><text:line-break/></text:span><text:span text:style-name="T2"><text:line-break/></text:span><text:span text:style-name="T2">Christian Iwanzik</text:span></text:p>
          </draw:text-box>
        </draw:frame>
        <draw:frame draw:style-name="gr2" draw:text-style-name="P3" draw:layer="layout" svg:width="18.75cm" svg:height="2.759cm" svg:x="9.649cm" svg:y="5.441cm">
          <draw:text-box>
            <text:p text:style-name="P1"><text:span text:style-name="T3"><text:s text:c="3"/></text:span></text:p>
          </draw:text-box>
        </draw:frame>
        <draw:frame draw:style-name="gr3" draw:text-style-name="P1" draw:layer="layout" svg:width="10cm" svg:height="1.453cm" svg:x="0.2cm" svg:y="18.197cm">
          <draw:text-box>
            <text:p text:style-name="P1"><text:span text:style-name="T2">02 Dezember 2016</text:span></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Vorurteile zu automatisierten Tests:</text:p>
              <text:p>- umständlich zu bauen</text:p>
              <text:p>- brechen schnell und häufig</text:p>
              <text:p>- nervige Sysiphus-Arbeit mit begrenztem Nutzen</text:p>
            </draw:text-box>
          </draw:frame>
        </presentation:notes>
      </draw:page>
      <draw:page draw:name="page2"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Introduction</text:span></text:p>
          </draw:text-box>
        </draw:frame>
        <draw:frame draw:style-name="gr5" draw:text-style-name="P7" draw:layer="layout" svg:width="26cm" svg:height="6cm" svg:x="1.8cm" svg:y="8.885cm">
          <draw:text-box>
            <text:p text:style-name="P5"><text:span text:style-name="T5">Akka is a toolkit and runtime for building highly concurrent, distributed, and resilient message-driven applications on the JVM.</text:span><text:span text:style-name="T5"><text:line-break/></text:span><text:span text:style-name="T5"/></text:p>
            <text:p text:style-name="P6"><text:span text:style-name="T6">http://akka.io/</text:span></text:p>
          </draw:text-box>
        </draw:frame>
        <presentation:notes draw:style-name="dp2">
          <draw:page-thumbnail draw:style-name="gr4" draw:layer="layout" svg:width="15.749cm" svg:height="11.136cm" svg:x="2.62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hintergrund" presentation:presentation-page-layout-name="AL2T3">
        <office:forms form:automatic-focus="false" form:apply-design-mode="false"/>
        <draw:custom-shape draw:style-name="gr6" draw:text-style-name="P10" draw:layer="layout" svg:width="26.4cm" svg:height="14.6cm" svg:x="1.6cm" svg:y="4.6cm">
          <text:p text:style-name="P9"><text:span text:style-name="T5">JVM</text:span></text:p>
          <draw:enhanced-geometry svg:viewBox="0 0 21600 21600" draw:path-stretchpoint-x="10800" draw:path-stretchpoint-y="10800" draw:text-areas="?f3 ?f4 ?f5 ?f6" draw:type="round-rectangle" draw:modifiers="502.979247996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6.729cm" svg:height="3.506cm" svg:x="0.999cm" svg:y="-0.509cm" presentation:class="title" presentation:user-transformed="true">
          <draw:text-box>
            <text:p><text:span text:style-name="T4">The actor system</text:span></text:p>
          </draw:text-box>
        </draw:frame>
        <draw:custom-shape draw:style-name="gr7" draw:text-style-name="P11" xml:id="id1" draw:id="id1" draw:layer="layout" svg:width="4cm" svg:height="1.6cm" svg:x="9.4cm" svg:y="11.1cm">
          <text:p text:style-name="P9"><text:span text:style-name="T7">Actor1</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4" draw:id="id4" draw:layer="layout" svg:width="0.8cm" svg:height="0.6cm" svg:x="9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xml:id="id6" draw:id="id6" draw:layer="layout" svg:width="4cm" svg:height="1.6cm" svg:x="20.2cm" svg:y="11.2cm">
          <text:p text:style-name="P9"><text:span text:style-name="T7">Actor2</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19.4cm" svg:height="7cm" svg:x="7.2cm" svg:y="8cm">
          <text:p text:style-name="P9"><text:span text:style-name="T8">Actor System</text:span></text:p>
          <draw:enhanced-geometry svg:viewBox="0 0 21600 21600" draw:type="rectangle" draw:enhanced-path="M 0 0 L 21600 0 21600 21600 0 21600 0 0 Z N"/>
        </draw:custom-shape>
        <draw:custom-shape draw:style-name="gr8" draw:text-style-name="P12" xml:id="id5" draw:id="id5" draw:layer="layout" svg:width="0.8cm" svg:height="0.6cm" svg:x="19.8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3.4cm" svg:y1="11.9cm" svg:x2="16.6cm" svg:y2="10.7cm" draw:start-shape="id1" draw:start-glue-point="1" draw:end-shape="id2" draw:end-glue-point="6" svg:d="M13400 11900c2401 0 802-1200 3200-1200" svg:viewBox="0 0 3201 1201">
          <text:p/>
        </draw:connector>
        <draw:custom-shape draw:style-name="gr7" draw:text-style-name="P11" xml:id="id3" draw:id="id3" draw:layer="layout" svg:width="4.6cm" svg:height="2cm" svg:x="2.2cm" svg:y="8.2cm">
          <text:p text:style-name="P9"><text:span text:style-name="T7">Traditional</text:span></text:p>
          <text:p text:style-name="P9"><text:span text:style-name="T7">component</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4.5cm" svg:y1="10.2cm" svg:x2="9cm" svg:y2="11.9cm" draw:start-shape="id3" draw:start-glue-point="2" draw:end-shape="id4" draw:end-glue-point="3" svg:d="M4500 10200c0 1134 1500 1700 4500 1700" svg:viewBox="0 0 4501 1701">
          <text:p/>
        </draw:connector>
        <draw:custom-shape draw:style-name="gr11" draw:text-style-name="P14" draw:layer="layout" svg:width="19.4cm" svg:height="1.4cm" svg:x="7.2cm" svg:y="15cm">
          <text:p text:style-name="P9"><text:span text:style-name="T4">Threadpool</text:span></text:p>
          <draw:enhanced-geometry svg:viewBox="0 0 21600 21600" draw:type="rectangle" draw:enhanced-path="M 0 0 L 21600 0 21600 21600 0 21600 0 0 Z N"/>
        </draw:custom-shape>
        <draw:custom-shape draw:style-name="gr12" draw:text-style-name="P9" xml:id="id2" draw:id="id2" draw:layer="layout" svg:width="1cm" svg:height="1cm" svg:x="16.6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9" draw:layer="layout" draw:type="curve" svg:x1="17.6cm" svg:y1="10.7cm" svg:x2="19.8cm" svg:y2="11.9cm" draw:start-shape="id2" draw:start-glue-point="10" draw:end-shape="id5" draw:end-glue-point="3" svg:d="M17600 10700c1651 0 552 1200 2200 1200" svg:viewBox="0 0 2201 1201">
          <text:p/>
        </draw:connector>
        <draw:custom-shape draw:style-name="gr12" draw:text-style-name="P9" xml:id="id7" draw:id="id7" draw:layer="layout" svg:width="1cm" svg:height="1cm" svg:x="16.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9" draw:layer="layout" draw:type="curve" draw:line-skew="0.31cm" svg:x1="22.2cm" svg:y1="12.8cm" svg:x2="17.4cm" svg:y2="13.2cm" draw:start-shape="id6" draw:start-glue-point="2" draw:end-shape="id7" draw:end-glue-point="10" svg:d="M22200 12800c0 1218-1700 1016-2375 811s-324-411-2425-411" svg:viewBox="0 0 4801 966">
          <text:p/>
        </draw:connector>
        <draw:connector draw:style-name="gr10" draw:text-style-name="P9" draw:layer="layout" draw:type="curve" draw:line-skew="0cm 0.41cm" svg:x1="16.4cm" svg:y1="13.2cm" svg:x2="11.4cm" svg:y2="12.7cm" draw:start-shape="id7" draw:start-glue-point="6" draw:end-shape="id1" draw:end-glue-point="2" svg:d="M16400 13200c-2248 0-1873 206-2561 423s-2439 445-2439-923" svg:viewBox="0 0 5001 1088">
          <text:p/>
        </draw:connector>
        <draw:frame draw:style-name="gr13" draw:layer="layout" svg:width="3.224cm" svg:height="1.026cm" svg:x="16.776cm" svg:y="9.174cm">
          <draw:text-box>
            <text:p>Message</text:p>
          </draw:text-box>
        </draw:frame>
        <presentation:notes draw:style-name="dp2">
          <draw:page-thumbnail draw:style-name="gr4" draw:layer="layout" svg:width="15.749cm" svg:height="11.136cm" svg:x="2.62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Features</text:span></text:p>
          </draw:text-box>
        </draw:frame>
        <draw:frame draw:style-name="gr14" draw:text-style-name="P15" draw:layer="layout" svg:width="10.2cm" svg:height="6.805cm" svg:x="2.6cm" svg:y="5cm">
          <draw:text-box>
            <text:p><text:span text:style-name="T9">Scalable</text:span><text:span text:style-name="T9"><text:line-break/></text:span><text:span text:style-name="T10"> <text:s/></text:span><text:span text:style-name="T8">Parallel executions</text:span></text:p>
            <text:p><text:span text:style-name="T8"><text:s text:c="3"/></text:span><text:span text:style-name="T8">balancer actors</text:span></text:p>
            <text:p><text:span text:style-name="T8"><text:s text:c="3"/></text:span><text:span text:style-name="T8">Remote actors</text:span></text:p>
            <text:p><text:span text:style-name="T8"/></text:p>
            <text:p><text:span text:style-name="T9"><text:s text:c="2"/></text:span></text:p>
          </draw:text-box>
        </draw:frame>
        <draw:frame draw:style-name="gr15" draw:text-style-name="P16" draw:layer="layout" svg:width="10.4cm" svg:height="5.425cm" svg:x="8.6cm" svg:y="11.975cm">
          <draw:text-box>
            <text:p><text:span text:style-name="T9">Resilient</text:span></text:p>
            <text:p><text:span text:style-name="T10"><text:s text:c="2"/></text:span><text:span text:style-name="T8">Let it crash</text:span></text:p>
            <text:p><text:span text:style-name="T8"><text:s text:c="3"/></text:span><text:span text:style-name="T8">Supervisor</text:span></text:p>
            <text:p><text:span text:style-name="T8"><text:s text:c="3"/></text:span><text:span text:style-name="T8">Actor hierarchies</text:span></text:p>
            <text:p><text:span text:style-name="T8"><text:s text:c="3"/></text:span><text:span text:style-name="T8">Circuit Braker</text:span></text:p>
          </draw:text-box>
        </draw:frame>
        <draw:frame draw:style-name="gr16" draw:layer="layout" svg:width="10cm" svg:height="4.472cm" svg:x="15.8cm" svg:y="5.4cm">
          <draw:text-box>
            <text:p><text:span text:style-name="T9">Lease</text:span> <text:span text:style-name="T9">coupling</text:span></text:p>
            <text:p><text:span text:style-name="T11"><text:s text:c="2"/></text:span><text:span text:style-name="T8">Messages</text:span></text:p>
            <text:p><text:span text:style-name="T8"><text:s text:c="3"/></text:span><text:span text:style-name="T8">Transparent</text:span> <text:span text:style-name="T8">remoting</text:span></text:p>
            <text:p><text:s text:c="2"/></text:p>
          </draw:text-box>
        </draw:frame>
        <draw:frame draw:style-name="gr15" draw:text-style-name="P16" draw:layer="layout" svg:width="10.4cm" svg:height="6.031cm" svg:x="19.8cm" svg:y="14.4cm">
          <draw:text-box>
            <text:p><text:span text:style-name="T12">Stuff</text:span></text:p>
            <text:p><text:span text:style-name="T10"><text:s text:c="2"/></text:span><text:span text:style-name="T8">State Persistence</text:span></text:p>
            <text:p><text:span text:style-name="T8"><text:s text:c="3"/></text:span><text:span text:style-name="T8">Event Bus</text:span></text:p>
            <text:p><text:span text:style-name="T8"><text:s text:c="3"/></text:span><text:span text:style-name="T8">Clustering</text:span></text:p>
            <text:p><text:span text:style-name="T8"><text:s text:c="3"/></text:span></text:p>
            <text:p><text:span text:style-name="T8"/></text:p>
          </draw:text-box>
        </draw:frame>
        <presentation:notes draw:style-name="dp2">
          <draw:page-thumbnail draw:style-name="gr4" draw:layer="layout" svg:width="15.749cm" svg:height="11.136cm" svg:x="2.62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The actor</text:span></text:p>
          </draw:text-box>
        </draw:frame>
        <draw:custom-shape draw:style-name="gr17" draw:text-style-name="P13" draw:layer="layout" svg:width="7.8cm" svg:height="10.8cm" svg:x="7.1cm" svg:y="6.8cm">
          <text:p text:style-name="P9"><text:span text:style-name="T8">Actor</text:span></text:p>
          <draw:enhanced-geometry svg:viewBox="0 0 21600 21600" draw:path-stretchpoint-x="10800" draw:path-stretchpoint-y="10800" draw:text-areas="?f3 ?f4 ?f5 ?f6" draw:type="round-rectangle" draw:modifiers="2041.471253422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8" draw:text-style-name="P11" draw:layer="layout" svg:width="10.8cm" svg:height="13.2cm" svg:x="5.5cm" svg:y="5.2cm">
          <text:p text:style-name="P9"><text:span text:style-name="T7">Thread</text:span></text:p>
        </draw:rect>
        <draw:custom-shape draw:style-name="gr19" draw:text-style-name="P13" draw:layer="layout" svg:width="7.8cm" svg:height="10.8cm" svg:x="7.101cm" svg:y="6.8cm">
          <text:p text:style-name="P9"><text:span text:style-name="T8">Actor</text:span></text:p>
          <draw:enhanced-geometry svg:viewBox="0 0 21600 21600" draw:path-stretchpoint-x="10800" draw:path-stretchpoint-y="10800" draw:text-areas="?f3 ?f4 ?f5 ?f6" draw:type="round-rectangle" draw:modifiers="2041.471253422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4.8cm" svg:height="1.4cm" svg:x="13.5cm" svg:y="8.6cm">
          <text:p text:style-name="P9"><text:span text:style-name="T13">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1.001cm" svg:height="1cm" svg:x="13.8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layer="layout" svg:width="1.001cm" svg:height="1cm" svg:x="15.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layer="layout" svg:width="1.001cm" svg:height="1cm" svg:x="16.7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7cm" svg:height="1.8cm" svg:x="7.5cm" svg:y="11.6cm">
          <text:p text:style-name="P9"><text:span text:style-name="T13">S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7cm" svg:height="1.8cm" svg:x="7.5cm" svg:y="14cm">
          <text:p text:style-name="P9"><text:span text:style-name="T13">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9" draw:layer="layout" svg:x1="23.6cm" svg:y1="9.4cm" svg:x2="18.3cm" svg:y2="9.4cm">
          <text:p/>
        </draw:line>
        <draw:line draw:style-name="gr10" draw:text-style-name="P9" draw:layer="layout" svg:x1="13.5cm" svg:y1="9.3cm" svg:x2="12.3cm" svg:y2="9.3cm">
          <text:p/>
        </draw:line>
        <draw:custom-shape draw:style-name="gr23" draw:text-style-name="P12" draw:layer="layout" svg:width="3.888cm" svg:height="1.4cm" svg:x="22.7cm" svg:y="8.64cm">
          <text:p text:style-name="P9"><text:span text:style-name="T13">ActorRef</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5.749cm" svg:height="11.136cm" svg:x="2.62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The actor system</text:span></text:p>
          </draw:text-box>
        </draw:frame>
        <draw:custom-shape draw:style-name="gr7" draw:text-style-name="P11" xml:id="id8" draw:id="id8" draw:layer="layout" svg:width="4.2cm" svg:height="1.6cm" svg:x="9.8cm" svg:y="7cm">
          <text:p text:style-name="P9"><text:span text:style-name="T7">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xml:id="id10" draw:id="id10" draw:layer="layout" svg:width="0.8cm" svg:height="0.6cm" svg:x="9.4cm" svg:y="7.5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4" draw:id="id14">
          <draw:custom-shape draw:style-name="gr7" draw:text-style-name="P11" draw:layer="layout" svg:width="4.2cm" svg:height="1.6cm" svg:x="5.4cm" svg:y="11.5cm">
            <text:p text:style-name="P9"><text:span text:style-name="T7">Balancer</text:span></text:p>
            <draw:enhanced-geometry svg:viewBox="0 0 21600 21600" draw:mirror-horizontal="false" draw:mirror-vertical="false"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cm" svg:height="0.6cm" svg:x="9.2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9" draw:id="id9">
          <draw:custom-shape draw:style-name="gr7" draw:text-style-name="P11" draw:layer="layout" svg:width="3.298cm" svg:height="1.6cm" svg:x="12.6cm" svg:y="11.4cm">
            <text:p text:style-name="P9"><text:span text:style-name="T7">Chi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cm" svg:height="0.6cm" svg:x="15.6cm" svg:y="11.9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9" draw:layer="layout" draw:type="curve" svg:x1="11.9cm" svg:y1="8.6cm" svg:x2="16.4cm" svg:y2="12.2cm" draw:start-shape="id8" draw:start-glue-point="2" draw:end-shape="id9" draw:end-glue-point="1" svg:d="M11900 8600c0 2101 2502 1750 3815 2125s1438 1475 685 1475" svg:viewBox="0 0 4963 3601">
          <text:p/>
        </draw:connector>
        <draw:connector draw:style-name="gr10" draw:text-style-name="P9" draw:layer="layout" draw:type="curve" svg:x1="4.876cm" svg:y1="5.027cm" svg:x2="9.4cm" svg:y2="7.8cm" draw:end-shape="id10" draw:end-glue-point="3" svg:d="M4876 5027c3018 0 756 2773 4524 2773" svg:viewBox="0 0 4525 2774">
          <text:p/>
        </draw:connector>
        <draw:g xml:id="id11" draw:id="id11">
          <draw:custom-shape draw:style-name="gr7" draw:text-style-name="P11" draw:layer="layout" svg:width="6.249cm" svg:height="1.6cm" svg:x="20.8cm" svg:y="10.4cm">
            <text:p text:style-name="P9"><text:span text:style-name="T7">Remote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cm" svg:height="0.6cm" svg:x="26.6cm" svg:y="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14" xml:id="id13" draw:id="id13" draw:layer="layout" svg:width="4.4cm" svg:height="2.6cm" svg:x="17.8cm" svg:y="7cm">
          <text:p text:style-name="P9"><text:span text:style-name="T4">TC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2" draw:id="id12">
          <draw:custom-shape draw:style-name="gr7" draw:text-style-name="P11" draw:layer="layout" svg:width="3.298cm" svg:height="1.6cm" svg:x="23.6cm" svg:y="14.2cm">
            <text:p text:style-name="P9"><text:span text:style-name="T7">Chi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cm" svg:height="0.6cm" svg:x="26.6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9" draw:layer="layout" draw:type="curve" svg:x1="24.1cm" svg:y1="12cm" svg:x2="27.4cm" svg:y2="15cm" draw:start-shape="id11" draw:start-glue-point="2" draw:end-shape="id12" draw:end-glue-point="1" svg:d="M24100 12000c0 1651 1902 1376 2915 1713s1138 1287 385 1287" svg:viewBox="0 0 3785 3001">
          <text:p/>
        </draw:connector>
        <draw:connector draw:style-name="gr10" draw:text-style-name="P9" draw:layer="layout" draw:type="curve" svg:x1="11.9cm" svg:y1="8.6cm" svg:x2="17.8cm" svg:y2="8.3cm" draw:start-shape="id8" draw:start-glue-point="2" draw:end-shape="id13" draw:end-glue-point="3" svg:d="M11900 8600c0 753 2001 628 2764 365s288-665 3136-665" svg:viewBox="0 0 5901 870">
          <text:p/>
        </draw:connector>
        <draw:connector draw:style-name="gr10" draw:text-style-name="P9" draw:layer="layout" draw:type="curve" draw:line-skew="-0.508cm" svg:x1="22.2cm" svg:y1="8.3cm" svg:x2="27.4cm" svg:y2="11.2cm" draw:start-shape="id13" draw:start-glue-point="1" draw:end-shape="id11" draw:end-glue-point="1" svg:d="M22200 8300c7791 0 5191 2900 5200 2900" svg:viewBox="0 0 5611 2901">
          <text:p/>
        </draw:connector>
        <draw:g xml:id="id16" draw:id="id16">
          <draw:custom-shape draw:style-name="gr7" draw:text-style-name="P11" draw:layer="layout" svg:width="2.787cm" svg:height="1.6cm" svg:x="3.1cm" svg:y="16.1cm">
            <text:p text:style-name="P9"><text:span text:style-name="T7">actor</text:span></text:p>
            <draw:enhanced-geometry svg:viewBox="0 0 21600 21600" draw:mirror-horizontal="false" draw:mirror-vertical="false"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737cm" svg:height="0.6cm" svg:x="4.163cm" svg:y="1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9" draw:layer="layout" draw:type="curve" svg:x1="11.9cm" svg:y1="8.6cm" svg:x2="10cm" svg:y2="12.3cm" draw:start-shape="id8" draw:start-glue-point="2" draw:end-shape="id14" draw:end-glue-point="1" svg:d="M11900 8600c0 2467-633 3700-1900 3700" svg:viewBox="0 0 1901 3701">
          <text:p/>
        </draw:connector>
        <draw:connector draw:style-name="gr10" draw:text-style-name="P9" draw:layer="layout" draw:type="curve" svg:x1="7.7cm" svg:y1="13.1cm" svg:x2="7.693cm" svg:y2="15.801cm" draw:start-shape="id14" draw:start-glue-point="2" draw:end-shape="id15" draw:end-glue-point="0" svg:d="M7700 13100c0 2026-7 676-7 2701" svg:viewBox="0 0 8 2702">
          <text:p/>
        </draw:connector>
        <draw:g xml:id="id15" draw:id="id15">
          <draw:custom-shape draw:style-name="gr7" draw:text-style-name="P11" draw:layer="layout" svg:width="2.787cm" svg:height="1.6cm" svg:x="6.3cm" svg:y="16.101cm">
            <text:p text:style-name="P9"><text:span text:style-name="T7">actor</text:span></text:p>
            <draw:enhanced-geometry svg:viewBox="0 0 21600 21600" draw:mirror-horizontal="false" draw:mirror-vertical="false"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737cm" svg:height="0.6cm" svg:x="7.363cm" svg:y="15.8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17" draw:id="id17">
          <draw:custom-shape draw:style-name="gr7" draw:text-style-name="P11" draw:layer="layout" svg:width="2.787cm" svg:height="1.6cm" svg:x="9.5cm" svg:y="16.101cm">
            <text:p text:style-name="P9"><text:span text:style-name="T7">actor</text:span></text:p>
            <draw:enhanced-geometry svg:viewBox="0 0 21600 21600" draw:mirror-horizontal="false" draw:mirror-vertical="false"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737cm" svg:height="0.6cm" svg:x="10.563cm" svg:y="15.8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9" draw:layer="layout" draw:type="curve" svg:x1="7.7cm" svg:y1="13.1cm" svg:x2="4.493cm" svg:y2="15.8cm" draw:start-shape="id14" draw:start-glue-point="2" draw:end-shape="id16" draw:end-glue-point="0" svg:d="M7700 13100c0 2026-3207 677-3207 2700" svg:viewBox="0 0 3208 2701">
          <text:p/>
        </draw:connector>
        <draw:connector draw:style-name="gr10" draw:text-style-name="P9" draw:layer="layout" draw:type="curve" svg:x1="7.7cm" svg:y1="13.1cm" svg:x2="10.893cm" svg:y2="15.801cm" draw:start-shape="id14" draw:start-glue-point="2" draw:end-shape="id17" draw:end-glue-point="0" svg:d="M7700 13100c0 2026 3193 676 3193 2701" svg:viewBox="0 0 3194 2702">
          <text:p/>
        </draw:connector>
        <presentation:notes draw:style-name="dp2">
          <draw:page-thumbnail draw:style-name="gr4" draw:layer="layout" svg:width="15.749cm" svg:height="11.136cm" svg:x="2.62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Example – Hello World</text:span></text:p>
          </draw:text-box>
        </draw:frame>
        <draw:custom-shape draw:style-name="gr7" draw:text-style-name="P11" xml:id="id18" draw:id="id18" draw:layer="layout" svg:width="5.2cm" svg:height="1.6cm" svg:x="10.8cm" svg:y="8.3cm">
          <text:p text:style-name="P9"><text:span text:style-name="T7">HelloWor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20" draw:id="id20" draw:layer="layout" svg:width="0.8cm" svg:height="0.6cm" svg:x="10.4cm" svg:y="8.8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9" draw:id="id19">
          <draw:custom-shape draw:style-name="gr7" draw:text-style-name="P11" draw:layer="layout" svg:width="3.645cm" svg:height="1.6cm" svg:x="11cm" svg:y="13.6cm">
            <text:p text:style-name="P9"><text:span text:style-name="T7">Greete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884cm" svg:height="0.6cm" svg:x="14.316cm" svg:y="14.1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0" draw:text-style-name="P17" draw:layer="layout" draw:type="curve" svg:x1="13.4cm" svg:y1="9.9cm" svg:x2="15.2cm" svg:y2="14.4cm" draw:start-shape="id18" draw:start-glue-point="2" draw:end-shape="id19" draw:end-glue-point="1" svg:d="M13400 9900c0 2776 1152 2313 1790 2744s763 1756 10 1756" svg:viewBox="0 0 2319 4501">
          <text:p/>
        </draw:connector>
        <draw:connector draw:style-name="gr10" draw:text-style-name="P9" draw:layer="layout" draw:type="curve" draw:line-skew="-0.899cm" svg:x1="11cm" svg:y1="14.4cm" svg:x2="10.4cm" svg:y2="9.1cm" draw:start-shape="id19" draw:start-glue-point="3" draw:end-shape="id20" draw:end-glue-point="3" svg:d="M11000 14400c-3000 0-2700-5300-600-5300" svg:viewBox="0 0 2215 5301">
          <text:p/>
        </draw:connector>
        <draw:frame draw:style-name="gr25" draw:text-style-name="P18" draw:layer="layout" svg:width="5.4cm" svg:height="1.2cm" svg:x="14.2cm" svg:y="11.3cm">
          <draw:text-box>
            <text:p><text:span text:style-name="T14">HelloMessage</text:span></text:p>
          </draw:text-box>
        </draw:frame>
        <draw:frame draw:style-name="gr26" draw:text-style-name="P18" draw:layer="layout" svg:width="5cm" svg:height="1.783cm" svg:x="3.8cm" svg:y="11.317cm">
          <draw:text-box>
            <text:p><text:span text:style-name="T14">GreetMessage</text:span></text:p>
          </draw:text-box>
        </draw:frame>
        <draw:custom-shape draw:style-name="gr7" draw:text-style-name="P11" draw:layer="layout" svg:width="5.2cm" svg:height="1.6cm" svg:x="19.4cm" svg:y="6.9cm">
          <text:p text:style-name="P9"><text:span text:style-name="T7">Termin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21" draw:id="id21" draw:layer="layout" svg:width="0.8cm" svg:height="0.6cm" svg:x="18.8cm" svg:y="7.3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6cm" svg:y1="9.1cm" svg:x2="18.8cm" svg:y2="7.6cm" draw:start-shape="id18" draw:end-shape="id21" draw:end-glue-point="3" svg:d="M16000 9100c2101 0 702-1500 2800-1500" svg:viewBox="0 0 2801 1501">
          <text:p/>
        </draw:connector>
        <draw:frame draw:style-name="gr25" draw:text-style-name="P18" draw:layer="layout" svg:width="5.4cm" svg:height="1.2cm" svg:x="17.6cm" svg:y="8.5cm">
          <draw:text-box>
            <text:p><text:span text:style-name="T14">Terminated</text:span></text:p>
          </draw:text-box>
        </draw:frame>
        <presentation:notes draw:style-name="dp2">
          <draw:page-thumbnail draw:style-name="gr4" draw:layer="layout" svg:width="15.749cm" svg:height="11.136cm" svg:x="2.62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Example – Balanced Processor</text:span></text:p>
          </draw:text-box>
        </draw:frame>
        <draw:custom-shape draw:style-name="gr7" draw:text-style-name="P11" xml:id="id22" draw:id="id22" draw:layer="layout" svg:width="6.4cm" svg:height="1.6cm" svg:x="9.6cm" svg:y="8.3cm">
          <text:p text:style-name="P9"><text:span text:style-name="T7">Resource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25" draw:id="id25" draw:layer="layout" svg:width="0.8cm" svg:height="0.6cm" svg:x="9.2cm" svg:y="8.8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7" draw:layer="layout" draw:type="curve" draw:line-skew="-0.8cm" svg:x1="12.8cm" svg:y1="9.9cm" svg:x2="24.189cm" svg:y2="15cm" draw:start-shape="id22" draw:start-glue-point="2" draw:end-shape="id23" draw:end-glue-point="1" svg:d="M12800 9900c0 2401 5945 2000 8980 2675s3160 2425 2409 2425" svg:viewBox="0 0 11775 5101">
          <text:p/>
        </draw:connector>
        <draw:connector draw:style-name="gr10" draw:text-style-name="P9" draw:layer="layout" draw:type="curve" svg:x1="6.7cm" svg:y1="14.9cm" svg:x2="9.2cm" svg:y2="9.1cm" draw:start-shape="id24" draw:start-glue-point="3" draw:end-shape="id25" draw:end-glue-point="3" svg:d="M6700 14900c-751 0-2001-5800 2500-5800" svg:viewBox="0 0 3250 5801">
          <text:p/>
        </draw:connector>
        <draw:frame draw:style-name="gr27" draw:text-style-name="P19" draw:layer="layout" svg:width="7.4cm" svg:height="1.183cm" svg:x="17.8cm" svg:y="11cm">
          <draw:text-box>
            <text:p><text:span text:style-name="T15">ProcessResource</text:span></text:p>
          </draw:text-box>
        </draw:frame>
        <draw:frame draw:style-name="gr26" draw:text-style-name="P19" draw:layer="layout" svg:width="4.2cm" svg:height="1.801cm" svg:x="2.4cm" svg:y="9.1cm">
          <draw:text-box>
            <text:p><text:span text:style-name="T15">Resource</text:span><text:span text:style-name="T15"><text:line-break/></text:span><text:span text:style-name="T15">Processed</text:span></text:p>
          </draw:text-box>
        </draw:frame>
        <draw:custom-shape draw:style-name="gr7" draw:text-style-name="P11" draw:layer="layout" svg:width="5.2cm" svg:height="1.6cm" svg:x="19.4cm" svg:y="6.9cm">
          <text:p text:style-name="P9"><text:span text:style-name="T7">Termin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26" draw:id="id26" draw:layer="layout" svg:width="0.8cm" svg:height="0.6cm" svg:x="18.8cm" svg:y="7.3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6cm" svg:y1="9.1cm" svg:x2="18.8cm" svg:y2="7.6cm" draw:start-shape="id22" draw:end-shape="id26" draw:end-glue-point="3" svg:d="M16000 9100c2101 0 702-1500 2800-1500" svg:viewBox="0 0 2801 1501">
          <text:p/>
        </draw:connector>
        <draw:frame draw:style-name="gr25" draw:text-style-name="P19" draw:layer="layout" svg:width="5.4cm" svg:height="1.2cm" svg:x="17.6cm" svg:y="8.5cm">
          <draw:text-box>
            <text:p><text:span text:style-name="T15">Terminated</text:span></text:p>
          </draw:text-box>
        </draw:frame>
        <draw:custom-shape draw:style-name="gr7" draw:text-style-name="P11" xml:id="id27" draw:id="id27" draw:layer="layout" svg:width="7cm" svg:height="1.6cm" svg:x="16.8cm" svg:y="14.2cm">
          <text:p text:style-name="P9"><text:span text:style-name="T7">RoundRobinPool</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8" draw:id="id28">
          <draw:custom-shape draw:style-name="gr28" draw:text-style-name="P11" draw:layer="layout" svg:width="6.528cm" svg:height="1.6cm" svg:x="7.072cm" svg:y="13.7cm">
            <text:p text:style-name="P9"><text:span text:style-name="T7"/></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xml:id="id24" draw:id="id24" draw:layer="layout" svg:width="6.528cm" svg:height="1.6cm" svg:x="6.7cm" svg:y="14.1cm">
            <text:p text:style-name="P9"><text:span text:style-name="T7">Processor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1" draw:layer="layout" svg:width="6.528cm" svg:height="1.6cm" svg:x="6.872cm" svg:y="13.9cm">
            <text:p text:style-name="P9"><text:span text:style-name="T7"/></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6.528cm" svg:height="1.6cm" svg:x="6.7cm" svg:y="14.1cm">
            <text:p text:style-name="P9"><text:span text:style-name="T7">Processor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0.789cm" svg:height="0.6cm" svg:x="12.811cm" svg:y="14.6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14" xml:id="id23" draw:id="id23" draw:layer="layout" svg:width="0.789cm" svg:height="0.6cm" svg:x="23.4cm" svg:y="14.7cm">
          <text:p text:style-name="P9"><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9" draw:layer="layout" draw:type="curve" svg:x1="16.8cm" svg:y1="15cm" svg:x2="13.6cm" svg:y2="14.7cm" draw:start-shape="id27" draw:start-glue-point="3" draw:end-shape="id28" draw:end-glue-point="1" svg:d="M16800 15000c-2398 0-799-300-3200-300" svg:viewBox="0 0 3201 301">
          <text:p text:style-name="P9"/>
          <text:p text:style-name="P9">5 .. 1</text:p>
        </draw:connector>
        <presentation:notes draw:style-name="dp2">
          <draw:page-thumbnail draw:style-name="gr4" draw:layer="layout" svg:width="15.749cm" svg:height="11.136cm" svg:x="2.62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Example - Supervision</text:span></text:p>
          </draw:text-box>
        </draw:frame>
        <draw:custom-shape draw:style-name="gr7" draw:text-style-name="P11" xml:id="id29" draw:id="id29" draw:layer="layout" svg:width="6.4cm" svg:height="1.6cm" svg:x="9.6cm" svg:y="8.3cm">
          <text:p text:style-name="P9"><text:span text:style-name="T7">Calcul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2" draw:id="id32" draw:layer="layout" svg:width="0.8cm" svg:height="0.6cm" svg:x="9.2cm" svg:y="8.8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9" draw:layer="layout" svg:width="3.2cm" svg:height="1.1cm" svg:x="4.6cm" svg:y="9.5cm">
          <draw:text-box>
            <text:p><text:span text:style-name="T15">Result</text:span></text:p>
          </draw:text-box>
        </draw:frame>
        <draw:custom-shape draw:style-name="gr7" draw:text-style-name="P11" draw:layer="layout" svg:width="5.2cm" svg:height="1.6cm" svg:x="19.4cm" svg:y="6.9cm">
          <text:p text:style-name="P9"><text:span text:style-name="T7">Termin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0" draw:id="id30" draw:layer="layout" svg:width="0.8cm" svg:height="0.6cm" svg:x="18.8cm" svg:y="7.3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6cm" svg:y1="9.1cm" svg:x2="18.8cm" svg:y2="7.6cm" draw:start-shape="id29" draw:end-shape="id30" draw:end-glue-point="3" svg:d="M16000 9100c2101 0 702-1500 2800-1500" svg:viewBox="0 0 2801 1501">
          <text:p/>
        </draw:connector>
        <draw:frame draw:style-name="gr25" draw:text-style-name="P19" draw:layer="layout" svg:width="5.4cm" svg:height="1.2cm" svg:x="17.6cm" svg:y="8.5cm">
          <draw:text-box>
            <text:p><text:span text:style-name="T15">Terminated</text:span></text:p>
          </draw:text-box>
        </draw:frame>
        <draw:custom-shape draw:style-name="gr7" draw:text-style-name="P11" xml:id="id33" draw:id="id33" draw:layer="layout" svg:width="5.4cm" svg:height="1.6cm" svg:x="14.2cm" svg:y="13cm">
          <text:p text:style-name="P9"><text:span text:style-name="T7">Summation</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4" draw:id="id34" draw:layer="layout" svg:width="0.789cm" svg:height="0.6cm" svg:x="19.211cm" svg:y="13.5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xml:id="id31" draw:id="id31" draw:layer="layout" svg:width="5.4cm" svg:height="1.6cm" svg:x="3.611cm" svg:y="14.2cm">
          <text:p text:style-name="P9"><text:span text:style-name="T7">Division</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5" draw:id="id35" draw:layer="layout" svg:width="0.789cm" svg:height="0.6cm" svg:x="8.611cm" svg:y="14.7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6.311cm" svg:y1="14.2cm" svg:x2="9.2cm" svg:y2="9.1cm" draw:start-shape="id31" draw:start-glue-point="0" draw:end-shape="id32" draw:end-glue-point="3" svg:d="M6311 14200c0-3400 963-5100 2889-5100" svg:viewBox="0 0 2890 5101">
          <text:p/>
        </draw:connector>
        <draw:connector draw:style-name="gr10" draw:text-style-name="P9" draw:layer="layout" draw:type="curve" draw:line-skew="-0.199cm" svg:x1="14.2cm" svg:y1="13.8cm" svg:x2="9.2cm" svg:y2="9.1cm" draw:start-shape="id33" draw:start-glue-point="3" draw:end-shape="id32" draw:end-glue-point="3" svg:d="M14200 13800c-8550 0-6050-4700-5000-4700" svg:viewBox="0 0 6166 4701">
          <text:p/>
        </draw:connector>
        <draw:connector draw:style-name="gr10" draw:text-style-name="P9" draw:layer="layout" draw:type="curve" draw:line-skew="-0.975cm" svg:x1="12.8cm" svg:y1="9.9cm" svg:x2="20cm" svg:y2="13.8cm" draw:start-shape="id29" draw:start-glue-point="2" draw:end-shape="id34" draw:end-glue-point="1" svg:d="M12800 9900c0 1239 3851 1031 5839 1697s2112 2203 1361 2203" svg:viewBox="0 0 7626 3901">
          <text:p/>
        </draw:connector>
        <draw:connector draw:style-name="gr31" draw:text-style-name="P9" draw:layer="layout" draw:type="curve" svg:x1="12.8cm" svg:y1="9.9cm" svg:x2="9.4cm" svg:y2="15cm" draw:start-shape="id29" draw:start-glue-point="2" draw:end-shape="id35" draw:end-glue-point="1" svg:d="M12800 9900c0 3400-1133 5100-3400 5100" svg:viewBox="0 0 3401 5101">
          <text:p/>
        </draw:connector>
        <draw:frame draw:style-name="gr32" draw:text-style-name="P19" draw:layer="layout" svg:width="6.4cm" svg:height="2.6cm" svg:x="6.6cm" svg:y="4.2cm">
          <draw:text-box>
            <text:p><text:span text:style-name="T15">Divide</text:span><text:span text:style-name="T15"><text:line-break/></text:span><text:span text:style-name="T15">Plus</text:span><text:span text:style-name="T15"><text:line-break/></text:span><text:span text:style-name="T15">PoisonPill</text:span></text:p>
          </draw:text-box>
        </draw:frame>
        <draw:frame draw:style-name="gr30" draw:text-style-name="P19" draw:layer="layout" svg:width="3.2cm" svg:height="1.1cm" svg:x="19.8cm" svg:y="11.2cm">
          <draw:text-box>
            <text:p><text:span text:style-name="T15">Plus</text:span></text:p>
          </draw:text-box>
        </draw:frame>
        <draw:connector draw:style-name="gr10" draw:text-style-name="P9" draw:layer="layout" draw:type="curve" svg:x1="4.309cm" svg:y1="5.216cm" svg:x2="9.2cm" svg:y2="9.1cm" draw:end-shape="id32" draw:end-glue-point="3" svg:d="M4309 5216c3292 0 847 3884 4891 3884" svg:viewBox="0 0 4892 3885">
          <text:p/>
        </draw:connector>
        <draw:frame draw:style-name="gr25" draw:text-style-name="P19" draw:layer="layout" svg:width="3.2cm" svg:height="1.2cm" svg:x="10.2cm" svg:y="11.2cm">
          <draw:text-box>
            <text:p><text:span text:style-name="T15">Divide</text:span></text:p>
          </draw:text-box>
        </draw:frame>
        <presentation:notes draw:style-name="dp2">
          <draw:page-thumbnail draw:style-name="gr4" draw:layer="layout" svg:width="15.749cm" svg:height="11.136cm" svg:x="2.62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Example – Around the world</text:span></text:p>
          </draw:text-box>
        </draw:frame>
        <draw:custom-shape draw:style-name="gr7" draw:text-style-name="P11" xml:id="id39" draw:id="id39" draw:layer="layout" svg:width="6.4cm" svg:height="1.6cm" svg:x="8.2cm" svg:y="8.3cm">
          <text:p text:style-name="P9"><text:span text:style-name="T7">Ping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8" draw:id="id38" draw:layer="layout" svg:width="0.8cm" svg:height="0.6cm" svg:x="7.8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xml:id="id40" draw:id="id40" draw:layer="layout" svg:width="5.2cm" svg:height="1.6cm" svg:x="17.8cm" svg:y="17cm">
          <text:p text:style-name="P9"><text:span text:style-name="T7">Pong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37" draw:id="id37" draw:layer="layout" svg:width="0.8cm" svg:height="0.6cm" svg:x="17.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draw:type="curve" svg:x1="12.6cm" svg:y1="15cm" svg:x2="17.4cm" svg:y2="17.9cm" draw:start-shape="id36" draw:start-glue-point="2" draw:end-shape="id37" draw:end-glue-point="3" svg:d="M12600 15000c0 1934 1600 2900 4800 2900" svg:viewBox="0 0 4801 2901">
          <text:p/>
        </draw:connector>
        <draw:frame draw:style-name="gr25" draw:text-style-name="P19" draw:layer="layout" svg:width="2.8cm" svg:height="1.2cm" svg:x="14cm" svg:y="10.8cm">
          <draw:text-box>
            <text:p><text:span text:style-name="T15">Ping</text:span></text:p>
          </draw:text-box>
        </draw:frame>
        <draw:frame draw:style-name="gr33" draw:text-style-name="P19" draw:layer="layout" svg:width="4.4cm" svg:height="1.4cm" svg:x="3.2cm" svg:y="7cm">
          <draw:text-box>
            <text:p><text:span text:style-name="T15">WakeUp</text:span></text:p>
          </draw:text-box>
        </draw:frame>
        <draw:connector draw:style-name="gr10" draw:text-style-name="P9" draw:layer="layout" draw:type="curve" svg:x1="4.309cm" svg:y1="5.216cm" svg:x2="7.8cm" svg:y2="9.1cm" draw:end-shape="id38" draw:end-glue-point="3" svg:d="M4309 5216c2242 0 497 3884 3491 3884" svg:viewBox="0 0 3492 3885">
          <text:p/>
        </draw:connector>
        <draw:custom-shape draw:style-name="gr24" draw:text-style-name="P14" xml:id="id36" draw:id="id36" draw:layer="layout" svg:width="4.4cm" svg:height="2.6cm" svg:x="10.4cm" svg:y="12.4cm">
          <text:p text:style-name="P9"><text:span text:style-name="T4">TC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9" draw:layer="layout" draw:type="curve" svg:x1="14.6cm" svg:y1="9.1cm" svg:x2="12.6cm" svg:y2="12.4cm" draw:start-shape="id39" draw:start-glue-point="1" draw:end-shape="id36" draw:end-glue-point="0" svg:d="M14600 9100c753 0 628 1026-60 1383s-1940 44-1940 1917" svg:viewBox="0 0 2514 3301">
          <text:p/>
        </draw:connector>
        <draw:connector draw:style-name="gr10" draw:text-style-name="P9" draw:layer="layout" draw:type="curve" svg:x1="20.4cm" svg:y1="17cm" svg:x2="14.8cm" svg:y2="13.7cm" draw:start-shape="id40" draw:start-glue-point="0" draw:end-shape="id36" draw:end-glue-point="1" svg:d="M20400 17000c0-2200-1866-3300-5600-3300" svg:viewBox="0 0 5601 3301">
          <text:p/>
        </draw:connector>
        <draw:connector draw:style-name="gr10" draw:text-style-name="P9" draw:layer="layout" draw:type="curve" svg:x1="10.4cm" svg:y1="13.7cm" svg:x2="7.8cm" svg:y2="9.1cm" draw:start-shape="id36" draw:start-glue-point="3" draw:end-shape="id38" draw:end-glue-point="3" svg:d="M10400 13700c-4651 0-3351-4600-2600-4600" svg:viewBox="0 0 3358 4601">
          <text:p/>
        </draw:connector>
        <draw:frame draw:style-name="gr25" draw:text-style-name="P19" draw:layer="layout" svg:width="2.6cm" svg:height="1.2cm" svg:x="5.8cm" svg:y="13cm">
          <draw:text-box>
            <text:p><text:span text:style-name="T15">Pong</text:span></text:p>
          </draw:text-box>
        </draw:frame>
        <draw:frame draw:style-name="gr25" draw:text-style-name="P19" draw:layer="layout" svg:width="2.8cm" svg:height="1.2cm" svg:x="12.2cm" svg:y="17.6cm">
          <draw:text-box>
            <text:p><text:span text:style-name="T15">Ping</text:span></text:p>
          </draw:text-box>
        </draw:frame>
        <draw:frame draw:style-name="gr25" draw:text-style-name="P19" draw:layer="layout" svg:width="2.6cm" svg:height="1.2cm" svg:x="18.8cm" svg:y="13.4cm">
          <draw:text-box>
            <text:p><text:span text:style-name="T15">Pong</text:span></text:p>
          </draw:text-box>
        </draw:frame>
        <presentation:notes draw:style-name="dp2">
          <draw:page-thumbnail draw:style-name="gr4" draw:layer="layout" svg:width="15.749cm" svg:height="11.136cm" svg:x="2.62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hintergrund" presentation:presentation-page-layout-name="AL2T3">
        <office:forms form:automatic-focus="false" form:apply-design-mode="false"/>
        <draw:frame draw:style-name="gr5" draw:text-style-name="P7" draw:layer="layout" svg:width="26cm" svg:height="8.809cm" svg:x="1.8cm" svg:y="6.8cm">
          <draw:text-box>
            <text:p text:style-name="P5"><text:span text:style-name="T5"/></text:p>
            <text:p text:style-name="P20"><text:span text:style-name="T16">The end!</text:span><text:span text:style-name="T16"><text:line-break/></text:span><text:span text:style-name="T12"><text:line-break/></text:span><text:span text:style-name="T12">Thank you.</text:span></text:p>
          </draw:text-box>
        </draw:frame>
        <draw:frame draw:style-name="gr15" draw:layer="layout" svg:width="17.6cm" svg:height="1.026cm" svg:x="1.4cm" svg:y="18.4cm">
          <draw:text-box>
            <text:p>PS: https://github.com/DarkToast/akka-techtalk</text:p>
          </draw:text-box>
        </draw:frame>
        <presentation:notes draw:style-name="dp2">
          <draw:page-thumbnail draw:style-name="gr4" draw:layer="layout" svg:width="15.749cm" svg:height="11.136cm" svg:x="2.625cm" svg:y="2.257cm" draw:page-number="11"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Standard" style:font-family-generic="roman" style:font-pitch="variable"/>
    <style:font-face style:name="Times New Roman1" svg:font-family="'Times New Roman'" style:font-family-generic="swiss" style:font-pitch="variable"/>
    <style:font-face style:name="Verdana3" svg:font-family="Verdana"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46" draw:display-name="Hatching 46"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_32__20_Dots_20_1_20_Dash_20_1" draw:display-name="2 Dots 1 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_32__20_Dots_20_1_20_Dash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Verdana2" fo:font-family="Verdana"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stroke-dash="_32__20_Dots_20_1_20_Dash_20_1" draw:fill="none"/>
    </style:style>
    <style:style style:name="textbody" style:family="graphic" style:parent-style-name="standard">
      <style:graphic-properties draw:stroke="none" draw:stroke-dash="_32__20_Dots_20_1_20_Dash_20_1" draw:fill="none" draw:fill-gradient-name="Gradient_20_7" draw:fill-hatch-name="Hatching_20_46" draw:fill-image-name="Bitmape_20_1"/>
      <style:text-properties fo:font-size="16pt"/>
    </style:style>
    <style:style style:name="textbodyjustfied" style:family="graphic" style:parent-style-name="standard">
      <style:graphic-properties draw:stroke="none" draw:stroke-dash="_32__20_Dots_20_1_20_Dash_20_1" draw:fill="none" draw:fill-gradient-name="Gradient_20_7" draw:fill-hatch-name="Hatching_20_46" draw:fill-image-name="Bitmape_20_1"/>
      <style:paragraph-properties fo:text-align="justify"/>
    </style:style>
    <style:style style:name="textbodyindent" style:family="graphic" style:parent-style-name="standard">
      <style:graphic-properties draw:stroke="none" draw:stroke-dash="_32__20_Dots_20_1_20_Dash_20_1" draw:fill="none" draw:fill-gradient-name="Gradient_20_7" draw:fill-hatch-name="Hatching_20_46" draw:fill-image-name="Bitmape_20_1"/>
      <style:paragraph-properties fo:margin-left="0cm" fo:margin-right="0cm" fo:text-indent="0.6cm"/>
    </style:style>
    <style:style style:name="title" style:family="graphic" style:parent-style-name="standard">
      <style:graphic-properties draw:stroke="none" draw:stroke-dash="_32__20_Dots_20_1_20_Dash_20_1" draw:fill="none" draw:fill-gradient-name="Gradient_20_7" draw:fill-hatch-name="Hatching_20_46" draw:fill-image-name="Bitmape_20_1"/>
      <style:text-properties fo:font-size="44pt"/>
    </style:style>
    <style:style style:name="title1" style:family="graphic" style:parent-style-name="standard">
      <style:graphic-properties draw:stroke="none" draw:stroke-dash="_32__20_Dots_20_1_20_Dash_20_1" draw:fill="solid" draw:fill-color="#008080" draw:fill-gradient-name="Gradient_20_7" draw:fill-hatch-name="Hatching_20_46" draw:fill-image-name="Bitmape_20_1" draw:shadow="visible" draw:shadow-offset-x="0.2cm" draw:shadow-offset-y="0.2cm" draw:shadow-color="#808080"/>
      <style:paragraph-properties fo:text-align="center"/>
      <style:text-properties fo:font-size="24pt"/>
    </style:style>
    <style:style style:name="title2" style:family="graphic" style:parent-style-name="standard">
      <style:graphic-properties draw:stroke-dash="_32__20_Dots_20_1_20_Dash_20_1" svg:stroke-width="0.05cm" draw:fill-color="#ffcc99" draw:fill-gradient-name="Gradient_20_7" draw:fill-hatch-name="Hatching_20_46" draw:fill-image-name="Bitmape_20_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_32__20_Dots_20_1_20_Dash_20_1" draw:fill="none" draw:fill-gradient-name="Gradient_20_7" draw:fill-hatch-name="Hatching_20_46" draw:fill-image-name="Bitmape_20_1"/>
      <style:paragraph-properties fo:margin-top="0.42cm" fo:margin-bottom="0.21cm"/>
      <style:text-properties fo:font-size="24pt"/>
    </style:style>
    <style:style style:name="headline1" style:family="graphic" style:parent-style-name="standard">
      <style:graphic-properties draw:stroke="none" draw:stroke-dash="_32__20_Dots_20_1_20_Dash_20_1" draw:fill="none" draw:fill-gradient-name="Gradient_20_7" draw:fill-hatch-name="Hatching_20_46" draw:fill-image-name="Bitmape_20_1"/>
      <style:paragraph-properties fo:margin-top="0.42cm" fo:margin-bottom="0.21cm"/>
      <style:text-properties fo:font-size="18pt" fo:font-weight="bold"/>
    </style:style>
    <style:style style:name="headline2" style:family="graphic" style:parent-style-name="standard">
      <style:graphic-properties draw:stroke="none" draw:stroke-dash="_32__20_Dots_20_1_20_Dash_20_1" draw:fill="none" draw:fill-gradient-name="Gradient_20_7" draw:fill-hatch-name="Hatching_20_46" draw:fill-image-name="Bitmape_20_1"/>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blanko-vorlage-verkleinert-background" style:family="presentation">
      <style:graphic-properties draw:stroke="none" draw:fill="none"/>
      <style:text-properties style:letter-kerning="true"/>
    </style:style>
    <style:style style:name="blanko-vorlage-verkleinert-backgroundobjects" style:family="presentation">
      <style:graphic-properties draw:textarea-horizontal-align="justify" draw:shadow="hidden" draw:shadow-offset-x="0.2cm" draw:shadow-offset-y="0.2cm" draw:shadow-color="#808080"/>
      <style:text-properties style:letter-kerning="true"/>
    </style:style>
    <style:style style:name="blanko-vorlage-verkleiner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anko-vorlage-verkleinert-outline1" style:family="presentation">
      <style:graphic-properties draw:stroke="none" draw:fill="none" draw:auto-grow-height="false">
        <text:list-style style:name="blanko-vorlage-verkleinert-outline1">
          <text:list-level-style-image text:level="1" xlink:href="Pictures/100002010000006400000064FD8A462E.png" xlink:type="simple" xlink:show="embed" xlink:actuate="onLoad">
            <style:list-level-properties text:space-before="0.3cm" text:min-label-width="0.9cm" style:vertical-pos="middle" style:vertical-rel="line" fo:width="1.45cm" fo:height="1.45cm"/>
          </text:list-level-style-image>
          <text:list-level-style-image text:level="2" xlink:href="Pictures/100002010000006400000064FD8A462E.png" xlink:type="simple" xlink:show="embed" xlink:actuate="onLoad">
            <style:list-level-properties text:space-before="1.5cm" text:min-label-width="0.9cm" style:vertical-pos="middle" style:vertical-rel="line" fo:width="1.45cm" fo:height="1.45cm"/>
          </text:list-level-style-image>
          <text:list-level-style-image text:level="3" xlink:href="Pictures/100002010000006400000064FD8A462E.png" xlink:type="simple" xlink:show="embed" xlink:actuate="onLoad">
            <style:list-level-properties text:space-before="2.8cm" text:min-label-width="0.8cm" style:vertical-pos="middle" style:vertical-rel="line" fo:width="1.45cm" fo:height="1.45cm"/>
          </text:list-level-style-image>
          <text:list-level-style-image text:level="4" xlink:href="Pictures/100002010000006400000064FD8A462E.png" xlink:type="simple" xlink:show="embed" xlink:actuate="onLoad">
            <style:list-level-properties text:space-before="4.2cm" text:min-label-width="0.6cm" style:vertical-pos="middle" style:vertical-rel="line" fo:width="1.45cm" fo:height="1.45cm"/>
          </text:list-level-style-image>
          <text:list-level-style-image text:level="5" xlink:href="Pictures/100002010000006400000064FD8A462E.png" xlink:type="simple" xlink:show="embed" xlink:actuate="onLoad">
            <style:list-level-properties text:space-before="5.4cm" text:min-label-width="0.6cm" style:vertical-pos="middle" style:vertical-rel="line" fo:width="1.45cm" fo:height="1.45cm"/>
          </text:list-level-style-image>
          <text:list-level-style-image text:level="6" xlink:href="Pictures/100002010000006400000064FD8A462E.png" xlink:type="simple" xlink:show="embed" xlink:actuate="onLoad">
            <style:list-level-properties text:space-before="6.6cm" text:min-label-width="0.6cm" style:vertical-pos="middle" style:vertical-rel="line" fo:width="1.45cm" fo:height="1.45cm"/>
          </text:list-level-style-image>
          <text:list-level-style-image text:level="7" xlink:href="Pictures/100002010000006400000064FD8A462E.png" xlink:type="simple" xlink:show="embed" xlink:actuate="onLoad">
            <style:list-level-properties text:space-before="7.8cm" text:min-label-width="0.6cm" style:vertical-pos="middle" style:vertical-rel="line" fo:width="1.45cm" fo:height="1.45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45cm" fo:height="1.45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45cm" fo:height="1.45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45cm" fo:height="1.45cm"/>
          </text:list-level-style-image>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Verdana3" fo:font-family="Verdana"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blanko-vorlage-verkleinert-outline2" style:family="presentation" style:parent-style-name="blanko-vorlage-verkleinert-outline1">
      <style:paragraph-properties fo:margin-left="0cm" fo:margin-right="0cm" fo:margin-top="0cm" fo:margin-bottom="0.398cm" fo:text-indent="0cm"/>
      <style:text-properties style:font-name="Verdana3" fo:font-family="Verdana" style:font-family-generic="swiss" style:font-pitch="variable" fo:font-size="22pt" style:font-size-asian="22pt" style:font-size-complex="22pt"/>
    </style:style>
    <style:style style:name="blanko-vorlage-verkleinert-outline3" style:family="presentation" style:parent-style-name="blanko-vorlage-verkleinert-outline2">
      <style:paragraph-properties fo:margin-left="0cm" fo:margin-right="0cm" fo:margin-top="0cm" fo:margin-bottom="0.299cm" fo:text-indent="0cm"/>
      <style:text-properties style:font-name="Verdana3" fo:font-family="Verdana" style:font-family-generic="swiss" style:font-pitch="variable" fo:font-size="22pt" style:font-size-asian="22pt" style:font-size-complex="22pt"/>
    </style:style>
    <style:style style:name="blanko-vorlage-verkleinert-outline4" style:family="presentation" style:parent-style-name="blanko-vorlage-verkleinert-outline3">
      <style:paragraph-properties fo:margin-left="0cm" fo:margin-right="0cm" fo:margin-top="0cm" fo:margin-bottom="0.198cm" fo:text-indent="0cm"/>
      <style:text-properties style:font-name="Verdana3" fo:font-family="Verdana" style:font-family-generic="swiss" style:font-pitch="variable" fo:font-size="22pt" style:font-size-asian="22pt" style:font-size-complex="22pt"/>
    </style:style>
    <style:style style:name="blanko-vorlage-verkleinert-outline5" style:family="presentation" style:parent-style-name="blanko-vorlage-verkleinert-outline4">
      <style:paragraph-properties fo:margin-left="0cm" fo:margin-right="0cm" fo:margin-top="0cm" fo:margin-bottom="0.099cm" fo:text-indent="0cm"/>
      <style:text-properties style:font-name="Verdana3" fo:font-family="Verdana" style:font-family-generic="swiss" style:font-pitch="variable" fo:font-size="22pt" style:font-size-asian="22pt" style:font-size-complex="22pt"/>
    </style:style>
    <style:style style:name="blanko-vorlage-verkleinert-outline6" style:family="presentation" style:parent-style-name="blanko-vorlage-verkleinert-outline5">
      <style:paragraph-properties fo:margin-left="0cm" fo:margin-right="0cm" fo:margin-top="0cm" fo:margin-bottom="0.099cm" fo:text-indent="0cm"/>
      <style:text-properties style:font-name="Verdana3" fo:font-family="Verdana" style:font-family-generic="swiss" style:font-pitch="variable" fo:font-size="22pt" style:font-size-asian="22pt" style:font-size-complex="22pt"/>
    </style:style>
    <style:style style:name="blanko-vorlage-verkleinert-outline7" style:family="presentation" style:parent-style-name="blanko-vorlage-verkleinert-outline6">
      <style:paragraph-properties fo:margin-left="0cm" fo:margin-right="0cm" fo:margin-top="0cm" fo:margin-bottom="0.099cm" fo:text-indent="0cm"/>
      <style:text-properties style:font-name="Verdana3" fo:font-family="Verdana" style:font-family-generic="swiss" style:font-pitch="variable" fo:font-size="22pt" style:font-size-asian="22pt" style:font-size-complex="22pt"/>
    </style:style>
    <style:style style:name="blanko-vorlage-verkleinert-outline8" style:family="presentation" style:parent-style-name="blanko-vorlage-verkleinert-outline7">
      <style:paragraph-properties fo:margin-left="0cm" fo:margin-right="0cm" fo:margin-top="0cm" fo:margin-bottom="0.099cm" fo:text-indent="0cm"/>
      <style:text-properties fo:font-size="20pt" style:font-size-asian="20pt" style:font-size-complex="20pt"/>
    </style:style>
    <style:style style:name="blanko-vorlage-verkleinert-outline9" style:family="presentation" style:parent-style-name="blanko-vorlage-verkleinert-outline8">
      <style:paragraph-properties fo:margin-left="0cm" fo:margin-right="0cm" fo:margin-top="0cm" fo:margin-bottom="0.099cm" fo:text-indent="0cm"/>
      <style:text-properties fo:font-size="20pt" style:font-size-asian="20pt" style:font-size-complex="20pt"/>
    </style:style>
    <style:style style:name="blanko-vorlage-verkleinert-subtitle" style:family="presentation">
      <style:graphic-properties draw:stroke="none" draw:fill="none" draw:textarea-vertical-align="middle">
        <text:list-style style:name="blanko-vorlage-verkleine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title" style:family="presentation">
      <style:graphic-properties draw:stroke="none" draw:fill="none" draw:textarea-vertical-align="middle">
        <text:list-style style:name="blanko-vorlage-verkleine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3" fo:font-family="Verdana" style:font-family-generic="swiss"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rennfolie-background" style:family="presentation">
      <style:graphic-properties draw:stroke="none" draw:fill="none"/>
      <style:text-properties style:letter-kerning="true"/>
    </style:style>
    <style:style style:name="Trennfolie-backgroundobjects" style:family="presentation">
      <style:graphic-properties draw:textarea-horizontal-align="justify" draw:shadow="hidden" draw:shadow-offset-x="0.2cm" draw:shadow-offset-y="0.2cm" draw:shadow-color="#808080"/>
      <style:text-properties style:letter-kerning="true"/>
    </style:style>
    <style:style style:name="Trennfol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Standard"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ennfolie-outline1" style:family="presentation">
      <style:graphic-properties draw:stroke="none" draw:fill="none" draw:auto-grow-height="false">
        <text:list-style style:name="Tren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Verdana2" fo:font-family="Verdana" style:font-style-name="Standar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ennfolie-outline2" style:family="presentation" style:parent-style-name="Trennfolie-outline1">
      <style:paragraph-properties fo:margin-left="0cm" fo:margin-right="0cm" fo:margin-top="0cm" fo:margin-bottom="0.399cm" fo:text-indent="0cm"/>
      <style:text-properties fo:font-size="28pt" style:font-size-asian="28pt" style:font-size-complex="28pt"/>
    </style:style>
    <style:style style:name="Trennfolie-outline3" style:family="presentation" style:parent-style-name="Trennfolie-outline2">
      <style:paragraph-properties fo:margin-left="0cm" fo:margin-right="0cm" fo:margin-top="0cm" fo:margin-bottom="0.299cm" fo:text-indent="0cm"/>
      <style:text-properties fo:font-size="24pt" style:font-size-asian="24pt" style:font-size-complex="24pt"/>
    </style:style>
    <style:style style:name="Trennfolie-outline4" style:family="presentation" style:parent-style-name="Trennfolie-outline3">
      <style:paragraph-properties fo:margin-left="0cm" fo:margin-right="0cm" fo:margin-top="0cm" fo:margin-bottom="0.198cm" fo:text-indent="0cm"/>
      <style:text-properties fo:font-size="20pt" style:font-size-asian="20pt" style:font-size-complex="20pt"/>
    </style:style>
    <style:style style:name="Trennfolie-outline5" style:family="presentation" style:parent-style-name="Trennfolie-outline4">
      <style:paragraph-properties fo:margin-left="0cm" fo:margin-right="0cm" fo:margin-top="0cm" fo:margin-bottom="0.099cm" fo:text-indent="0cm"/>
      <style:text-properties fo:font-size="20pt" style:font-size-asian="20pt" style:font-size-complex="20pt"/>
    </style:style>
    <style:style style:name="Trennfolie-outline6" style:family="presentation" style:parent-style-name="Trennfolie-outline5">
      <style:paragraph-properties fo:margin-left="0cm" fo:margin-right="0cm" fo:margin-top="0cm" fo:margin-bottom="0.099cm" fo:text-indent="0cm"/>
      <style:text-properties fo:font-size="20pt" style:font-size-asian="20pt" style:font-size-complex="20pt"/>
    </style:style>
    <style:style style:name="Trennfolie-outline7" style:family="presentation" style:parent-style-name="Trennfolie-outline6">
      <style:paragraph-properties fo:margin-left="0cm" fo:margin-right="0cm" fo:margin-top="0cm" fo:margin-bottom="0.099cm" fo:text-indent="0cm"/>
      <style:text-properties fo:font-size="20pt" style:font-size-asian="20pt" style:font-size-complex="20pt"/>
    </style:style>
    <style:style style:name="Trennfolie-outline8" style:family="presentation" style:parent-style-name="Trennfolie-outline7">
      <style:paragraph-properties fo:margin-left="0cm" fo:margin-right="0cm" fo:margin-top="0cm" fo:margin-bottom="0.099cm" fo:text-indent="0cm"/>
      <style:text-properties fo:font-size="20pt" style:font-size-asian="20pt" style:font-size-complex="20pt"/>
    </style:style>
    <style:style style:name="Trennfolie-outline9" style:family="presentation" style:parent-style-name="Trennfolie-outline8">
      <style:paragraph-properties fo:margin-left="0cm" fo:margin-right="0cm" fo:margin-top="0cm" fo:margin-bottom="0.099cm" fo:text-indent="0cm"/>
      <style:text-properties fo:font-size="20pt" style:font-size-asian="20pt" style:font-size-complex="20pt"/>
    </style:style>
    <style:style style:name="Trennfolie-subtitle" style:family="presentation">
      <style:graphic-properties draw:stroke="none" draw:fill="none" draw:textarea-vertical-align="middle">
        <text:list-style style:name="Tren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Verdana2" fo:font-family="Verdana" style:font-style-name="Standar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ennfolie-title" style:family="presentation">
      <style:graphic-properties draw:stroke="none" draw:fill="none" draw:textarea-vertical-align="middle">
        <text:list-style style:name="Tren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3" fo:font-family="Verdana"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intergrund-background" style:family="presentation">
      <style:graphic-properties draw:stroke="none" draw:fill="none"/>
      <style:text-properties style:letter-kerning="true"/>
    </style:style>
    <style:style style:name="hintergrund-backgroundobjects" style:family="presentation">
      <style:graphic-properties draw:textarea-horizontal-align="justify" draw:shadow="hidden" draw:shadow-offset-x="0.2cm" draw:shadow-offset-y="0.2cm" draw:shadow-color="#808080"/>
      <style:text-properties style:letter-kerning="true"/>
    </style:style>
    <style:style style:name="hintergr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hintergrund-outline1" style:family="presentation">
      <style:graphic-properties draw:stroke="none" draw:fill="none" draw:auto-grow-height="false">
        <text:list-style style:name="hintergrund-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10000006400000064FD8A462E.png" xlink:type="simple" xlink:show="embed" xlink:actuate="onLoad">
            <style:list-level-properties text:space-before="1.239cm" text:min-label-width="1.161cm" style:vertical-pos="middle" style:vertical-rel="line" fo:width="1.2cm" fo:height="1.2cm"/>
          </text:list-level-style-image>
          <text:list-level-style-image text:level="3" xlink:href="Pictures/100002010000006400000064FD8A462E.png" xlink:type="simple" xlink:show="embed" xlink:actuate="onLoad">
            <style:list-level-properties text:space-before="2.358cm" text:min-label-width="1.242cm" style:vertical-pos="middle" style:vertical-rel="line" fo:width="1.2cm" fo:height="1.2cm"/>
          </text:list-level-style-image>
          <text:list-level-style-image text:level="4" xlink:href="Pictures/100002010000006400000064FD8A462E.png" xlink:type="simple" xlink:show="embed" xlink:actuate="onLoad">
            <style:list-level-properties text:space-before="2.808cm" text:min-label-width="1.188cm" style:vertical-pos="middle" style:vertical-rel="line" fo:width="1.2cm" fo:height="1.2cm"/>
          </text:list-level-style-image>
          <text:list-level-style-image text:level="5" xlink:href="Pictures/100002010000006400000064FD8A462E.png" xlink:type="simple" xlink:show="embed" xlink:actuate="onLoad">
            <style:list-level-properties text:space-before="5.4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6cm" text:min-label-width="0.6cm" style:vertical-pos="middle" style:vertical-rel="line" fo:width="1.2cm" fo:height="1.2cm"/>
          </text:list-level-style-image>
          <text:list-level-style-image text:level="7" xlink:href="Pictures/100002010000006400000064FD8A462E.png" xlink:type="simple" xlink:show="embed" xlink:actuate="onLoad">
            <style:list-level-properties text:space-before="7.8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1.156cm" fo:margin-right="0cm" fo:margin-top="0cm" fo:margin-bottom="0.298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hintergrund-outline2" style:family="presentation" style:parent-style-name="hintergrund-outline1">
      <style:paragraph-properties fo:margin-left="0.56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3" style:family="presentation" style:parent-style-name="hintergrund-outline2">
      <style:paragraph-properties fo:margin-left="0.44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4" style:family="presentation" style:parent-style-name="hintergrund-outline3">
      <style:paragraph-properties fo:margin-left="1.15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5" style:family="presentation" style:parent-style-name="hintergrund-outline4">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6" style:family="presentation" style:parent-style-name="hintergrund-outline5">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7" style:family="presentation" style:parent-style-name="hintergrund-outline6">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8" style:family="presentation" style:parent-style-name="hintergrund-outline7">
      <style:paragraph-properties fo:margin-left="0cm" fo:margin-right="0cm" fo:margin-top="0cm" fo:margin-bottom="0.099cm" fo:text-indent="0cm"/>
      <style:text-properties fo:font-size="20pt" style:font-size-asian="20pt" style:font-size-complex="20pt"/>
    </style:style>
    <style:style style:name="hintergrund-outline9" style:family="presentation" style:parent-style-name="hintergrund-outline8">
      <style:paragraph-properties fo:margin-left="0cm" fo:margin-right="0cm" fo:margin-top="0cm" fo:margin-bottom="0.099cm" fo:text-indent="0cm"/>
      <style:text-properties fo:font-size="20pt" style:font-size-asian="20pt" style:font-size-complex="20pt"/>
    </style:style>
    <style:style style:name="hintergrund-subtitle" style:family="presentation">
      <style:graphic-properties draw:stroke="none" draw:fill="none" draw:textarea-vertical-align="middle">
        <text:list-style style:name="hintergr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hintergrund-title" style:family="presentation">
      <style:graphic-properties draw:stroke="none" draw:fill="none" draw:textarea-vertical-align="middle">
        <text:list-style style:name="hintergr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kein-hintergrund-background" style:family="presentation">
      <style:graphic-properties draw:stroke="none" draw:fill="none"/>
      <style:text-properties style:letter-kerning="true"/>
    </style:style>
    <style:style style:name="kein-hintergrund-backgroundobjects" style:family="presentation">
      <style:graphic-properties draw:textarea-horizontal-align="justify" draw:shadow="hidden" draw:shadow-offset-x="0.2cm" draw:shadow-offset-y="0.2cm" draw:shadow-color="#808080"/>
      <style:text-properties style:letter-kerning="true"/>
    </style:style>
    <style:style style:name="kein-hintergr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kein-hintergrund-outline1" style:family="presentation">
      <style:graphic-properties draw:stroke="none" draw:fill="none" draw:auto-grow-height="false">
        <text:list-style style:name="kein-hintergrund-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00000000A0000000AD0B8BA86.gif" xlink:type="simple" xlink:show="embed" xlink:actuate="onLoad">
            <style:list-level-properties text:space-before="1.212cm" text:min-label-width="1.188cm" style:vertical-pos="middle" style:vertical-rel="line" fo:width="0.32cm" fo:height="0.32cm"/>
          </text:list-level-style-image>
          <text:list-level-style-image text:level="3" xlink:href="Pictures/100002010000006400000064FD8A462E.png" xlink:type="simple" xlink:show="embed" xlink:actuate="onLoad">
            <style:list-level-properties text:space-before="2.439cm" text:min-label-width="1.161cm" style:vertical-pos="middle" style:vertical-rel="line" fo:width="1.2cm" fo:height="1.2cm"/>
          </text:list-level-style-image>
          <text:list-level-style-image text:level="4" xlink:href="Pictures/100002010000006400000064FD8A462E.png" xlink:type="simple" xlink:show="embed" xlink:actuate="onLoad">
            <style:list-level-properties text:space-before="3.531cm" text:min-label-width="1.269cm" style:vertical-pos="middle" style:vertical-rel="line" fo:width="1.2cm" fo:height="1.2cm"/>
          </text:list-level-style-image>
          <text:list-level-style-image text:level="5" xlink:href="Pictures/100002010000006400000064FD8A462E.png" xlink:type="simple" xlink:show="embed" xlink:actuate="onLoad">
            <style:list-level-properties text:space-before="4.665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237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6.933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299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kein-hintergrund-outline2" style:family="presentation" style:parent-style-name="kein-hintergrund-outline1">
      <style:graphic-properties draw:stroke="none" draw:fill="none" draw:auto-grow-height="false" fo:min-height="11.929cm"/>
      <style:paragraph-properties fo:margin-left="0.73cm" fo:margin-right="0cm" fo:margin-top="0cm" fo:margin-bottom="0.299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Verdana3" fo:font-family="Verdana" style:font-family-generic="swiss"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family-asian="'Segoe UI'" style:font-family-generic-asian="system" style:font-pitch-asian="variable" style:font-size-asian="18pt" style:language-asian="zh" style:country-asian="CN" style:font-style-asian="normal" style:font-weight-asian="normal" style:font-name-complex="Tahoma" style:font-family-complex="Tahoma"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kein-hintergrund-outline3" style:family="presentation" style:parent-style-name="kein-hintergrund-outline2">
      <style:paragraph-properties fo:margin-left="0.556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4" style:family="presentation" style:parent-style-name="kein-hintergrund-outline3">
      <style:paragraph-properties fo:margin-left="0.51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5" style:family="presentation" style:parent-style-name="kein-hintergrund-outline4">
      <style:paragraph-properties fo:margin-left="0.43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6" style:family="presentation" style:parent-style-name="kein-hintergrund-outline5">
      <style:paragraph-properties fo:margin-left="0cm" fo:margin-right="0cm" fo:margin-top="0cm" fo:margin-bottom="0.299cm" fo:text-indent="0cm">
        <style:tab-stops>
          <style:tab-stop style:position="-0.621cm"/>
        </style:tab-stops>
      </style:paragraph-properties>
      <style:text-properties style:font-name="Verdana3" fo:font-family="Verdana" style:font-family-generic="swiss" style:font-pitch="variable" fo:font-size="18pt" style:font-size-asian="18pt" style:font-size-complex="18pt"/>
    </style:style>
    <style:style style:name="kein-hintergrund-outline7" style:family="presentation" style:parent-style-name="kein-hintergrund-outline6">
      <style:paragraph-properties fo:margin-left="0.35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8" style:family="presentation" style:parent-style-name="kein-hintergrund-outline7">
      <style:paragraph-properties fo:margin-left="0.316cm" fo:margin-right="0cm" fo:margin-top="0cm" fo:margin-bottom="0.099cm" fo:text-indent="0cm"/>
      <style:text-properties fo:font-size="20pt" style:font-size-asian="20pt" style:font-size-complex="20pt"/>
    </style:style>
    <style:style style:name="kein-hintergrund-outline9" style:family="presentation" style:parent-style-name="kein-hintergrund-outline8">
      <style:paragraph-properties fo:margin-left="0.285cm" fo:margin-right="0cm" fo:margin-top="0cm" fo:margin-bottom="0.099cm" fo:text-indent="0cm"/>
      <style:text-properties fo:font-size="20pt" style:font-size-asian="20pt" style:font-size-complex="20pt"/>
    </style:style>
    <style:style style:name="kein-hintergrund-subtitle" style:family="presentation">
      <style:graphic-properties draw:stroke="none" draw:fill="none" draw:textarea-vertical-align="middle">
        <text:list-style style:name="kein-hintergr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kein-hintergrund-title" style:family="presentation">
      <style:graphic-properties draw:stroke="none" draw:fill="none" draw:textarea-vertical-align="middle">
        <text:list-style style:name="kein-hintergr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_32_-inhalte-breit-überschrift-background" style:display-name="2-inhalte-breit-überschrift-background" style:family="presentation">
      <style:graphic-properties draw:stroke="none" draw:fill="none"/>
      <style:text-properties style:letter-kerning="true"/>
    </style:style>
    <style:style style:name="_32_-inhalte-breit-überschrift-backgroundobjects" style:display-name="2-inhalte-breit-überschrift-backgroundobjects" style:family="presentation">
      <style:graphic-properties draw:textarea-horizontal-align="justify" draw:shadow="hidden" draw:shadow-offset-x="0.2cm" draw:shadow-offset-y="0.2cm" draw:shadow-color="#808080"/>
      <style:text-properties style:letter-kerning="true"/>
    </style:style>
    <style:style style:name="_32_-inhalte-breit-überschrift-notes" style:display-name="2-inhalte-bre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2_-inhalte-breit-überschrift-outline1" style:display-name="2-inhalte-breit-überschrift-outline1" style:family="presentation">
      <style:graphic-properties draw:stroke="none" draw:fill="none" draw:auto-grow-height="false">
        <text:list-style style:name="_32_-inhalte-breit-überschrift-outline1" style:display-name="2-inhalte-breit-überschrift-outline1">
          <text:list-level-style-image text:level="1" xlink:href="Pictures/100002010000006400000064FD8A462E.png" xlink:type="simple" xlink:show="embed" xlink:actuate="onLoad">
            <style:list-level-properties text:space-before="-0.447cm" text:min-label-width="1.647cm" style:vertical-pos="middle" style:vertical-rel="line" fo:width="1.2cm" fo:height="1.2cm"/>
          </text:list-level-style-image>
          <text:list-level-style-image text:level="2" xlink:href="Pictures/100002010000006400000064FD8A462E.png" xlink:type="simple" xlink:show="embed" xlink:actuate="onLoad">
            <style:list-level-properties text:space-before="1.212cm" text:min-label-width="1.188cm" style:vertical-pos="middle" style:vertical-rel="line" fo:width="1.2cm" fo:height="1.2cm"/>
          </text:list-level-style-image>
          <text:list-level-style-image text:level="3" xlink:href="Pictures/100002010000006400000064FD8A462E.png" xlink:type="simple" xlink:show="embed" xlink:actuate="onLoad">
            <style:list-level-properties text:space-before="2.385cm" text:min-label-width="1.215cm" style:vertical-pos="middle" style:vertical-rel="line" fo:width="1.2cm" fo:height="1.2cm"/>
          </text:list-level-style-image>
          <text:list-level-style-image text:level="4" xlink:href="Pictures/100002010000006400000064FD8A462E.png" xlink:type="simple" xlink:show="embed" xlink:actuate="onLoad">
            <style:list-level-properties text:space-before="3.612cm" text:min-label-width="1.188cm" style:vertical-pos="middle" style:vertical-rel="line" fo:width="1.2cm" fo:height="1.2cm"/>
          </text:list-level-style-image>
          <text:list-level-style-image text:level="5" xlink:href="Pictures/100002010000006400000064FD8A462E.png" xlink:type="simple" xlink:show="embed" xlink:actuate="onLoad">
            <style:list-level-properties text:space-before="4.8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5.778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6.879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198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_32_-inhalte-breit-überschrift-outline2" style:display-name="2-inhalte-breit-überschrift-outline2" style:family="presentation" style:parent-style-name="_32_-inhalte-breit-überschrift-outline1">
      <style:paragraph-properties fo:margin-left="0.595cm" fo:margin-right="0cm" fo:margin-top="0cm" fo:margin-bottom="0.398cm" fo:text-indent="0cm"/>
      <style:text-properties style:font-name="Verdana3" fo:font-family="Verdana" style:font-family-generic="swiss" style:font-pitch="variable" fo:font-size="18pt" style:font-size-asian="18pt" style:font-size-complex="18pt"/>
    </style:style>
    <style:style style:name="_32_-inhalte-breit-überschrift-outline3" style:display-name="2-inhalte-breit-überschrift-outline3" style:family="presentation" style:parent-style-name="_32_-inhalte-breit-überschrift-outline2">
      <style:paragraph-properties fo:margin-left="0.44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breit-überschrift-outline4" style:display-name="2-inhalte-breit-überschrift-outline4" style:family="presentation" style:parent-style-name="_32_-inhalte-breit-überschrift-outline3">
      <style:paragraph-properties fo:margin-left="0.275cm" fo:margin-right="0cm" fo:margin-top="0cm" fo:margin-bottom="0.198cm" fo:text-indent="0cm"/>
      <style:text-properties style:font-name="Verdana3" fo:font-family="Verdana" style:font-family-generic="swiss" style:font-pitch="variable" fo:font-size="18pt" style:font-size-asian="18pt" style:font-size-complex="18pt"/>
    </style:style>
    <style:style style:name="_32_-inhalte-breit-überschrift-outline5" style:display-name="2-inhalte-breit-überschrift-outline5" style:family="presentation" style:parent-style-name="_32_-inhalte-breit-überschrift-outline4">
      <style:paragraph-properties fo:margin-left="0.161cm" fo:margin-right="0cm" fo:margin-top="0cm" fo:margin-bottom="0.099cm" fo:text-indent="0cm"/>
      <style:text-properties style:font-name="Verdana3" fo:font-family="Verdana" style:font-family-generic="swiss" style:font-pitch="variable" fo:font-size="18pt" style:font-size-asian="18pt" style:font-size-complex="18pt"/>
    </style:style>
    <style:style style:name="_32_-inhalte-breit-überschrift-outline6" style:display-name="2-inhalte-breit-überschrift-outline6" style:family="presentation" style:parent-style-name="_32_-inhalte-breit-überschrift-outline5">
      <style:paragraph-properties fo:margin-left="0.187cm" fo:margin-right="0cm" fo:margin-top="0cm" fo:margin-bottom="0.099cm" fo:text-indent="0cm"/>
      <style:text-properties style:font-name="Verdana3" fo:font-family="Verdana" style:font-family-generic="swiss" style:font-pitch="variable" fo:font-size="18pt" style:font-size-asian="18pt" style:font-size-complex="18pt"/>
    </style:style>
    <style:style style:name="_32_-inhalte-breit-überschrift-outline7" style:display-name="2-inhalte-breit-überschrift-outline7" style:family="presentation" style:parent-style-name="_32_-inhalte-breit-überschrift-outline6">
      <style:paragraph-properties fo:margin-left="0.08cm" fo:margin-right="0cm" fo:margin-top="0cm" fo:margin-bottom="0.099cm" fo:text-indent="0cm"/>
      <style:text-properties style:font-name="Verdana3" fo:font-family="Verdana" style:font-family-generic="swiss" style:font-pitch="variable" fo:font-size="18pt" style:font-size-asian="18pt" style:font-size-complex="18pt"/>
    </style:style>
    <style:style style:name="_32_-inhalte-breit-überschrift-outline8" style:display-name="2-inhalte-breit-überschrift-outline8" style:family="presentation" style:parent-style-name="_32_-inhalte-breit-überschrift-outline7">
      <style:paragraph-properties fo:margin-left="0.071cm" fo:margin-right="0cm" fo:margin-top="0cm" fo:margin-bottom="0.099cm" fo:text-indent="0cm"/>
      <style:text-properties fo:font-size="20pt" style:font-size-asian="20pt" style:font-size-complex="20pt"/>
    </style:style>
    <style:style style:name="_32_-inhalte-breit-überschrift-outline9" style:display-name="2-inhalte-breit-überschrift-outline9" style:family="presentation" style:parent-style-name="_32_-inhalte-breit-überschrift-outline8">
      <style:paragraph-properties fo:margin-left="0.064cm" fo:margin-right="0cm" fo:margin-top="0cm" fo:margin-bottom="0.099cm" fo:text-indent="0cm"/>
      <style:text-properties fo:font-size="20pt" style:font-size-asian="20pt" style:font-size-complex="20pt"/>
    </style:style>
    <style:style style:name="_32_-inhalte-breit-überschrift-subtitle" style:display-name="2-inhalte-breit-überschrift-subtitle" style:family="presentation">
      <style:graphic-properties draw:stroke="none" draw:fill="none" draw:textarea-vertical-align="middle">
        <text:list-style style:name="_32_-inhalte-breit-überschrift-subtitle" style:display-name="2-inhalte-breit-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2_-inhalte-breit-überschrift-title" style:display-name="2-inhalte-breit-überschrift-title" style:family="presentation">
      <style:graphic-properties draw:stroke="none" draw:fill="none" draw:textarea-vertical-align="middle">
        <text:list-style style:name="_32_-inhalte-breit-überschrift-title" style:display-name="2-inhalte-breit-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_32_-inhalte-überschrift-background" style:display-name="2-inhalte-überschrift-background" style:family="presentation">
      <style:graphic-properties draw:stroke="none" draw:fill="none"/>
      <style:text-properties style:letter-kerning="true"/>
    </style:style>
    <style:style style:name="_32_-inhalte-überschrift-backgroundobjects" style:display-name="2-inhalte-überschrift-backgroundobjects" style:family="presentation">
      <style:graphic-properties draw:textarea-horizontal-align="justify" draw:shadow="hidden" draw:shadow-offset-x="0.2cm" draw:shadow-offset-y="0.2cm" draw:shadow-color="#808080"/>
      <style:text-properties style:letter-kerning="true"/>
    </style:style>
    <style:style style:name="_32_-inhalte-überschrift-notes" style:display-name="2-inhalte-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2_-inhalte-überschrift-outline1" style:display-name="2-inhalte-überschrift-outline1" style:family="presentation">
      <style:graphic-properties draw:stroke="none" draw:fill="none" draw:auto-grow-height="false">
        <text:list-style style:name="_32_-inhalte-überschrift-outline1" style:display-name="2-inhalte-überschrift-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10000006400000064FD8A462E.png" xlink:type="simple" xlink:show="embed" xlink:actuate="onLoad">
            <style:list-level-properties text:space-before="0.969cm" text:min-label-width="1.431cm" style:vertical-pos="middle" style:vertical-rel="line" fo:width="1.2cm" fo:height="1.2cm"/>
          </text:list-level-style-image>
          <text:list-level-style-image text:level="3" xlink:href="Pictures/100002010000006400000064FD8A462E.png" xlink:type="simple" xlink:show="embed" xlink:actuate="onLoad">
            <style:list-level-properties text:space-before="2.079cm" text:min-label-width="1.323cm" style:vertical-pos="middle" style:vertical-rel="line" fo:width="1.2cm" fo:height="1.2cm"/>
          </text:list-level-style-image>
          <text:list-level-style-image text:level="4" xlink:href="Pictures/100002010000006400000064FD8A462E.png" xlink:type="simple" xlink:show="embed" xlink:actuate="onLoad">
            <style:list-level-properties text:space-before="3.693cm" text:min-label-width="0.6cm" style:vertical-pos="middle" style:vertical-rel="line" fo:width="1.2cm" fo:height="1.2cm"/>
          </text:list-level-style-image>
          <text:list-level-style-image text:level="5" xlink:href="Pictures/100002010000006400000064FD8A462E.png" xlink:type="simple" xlink:show="embed" xlink:actuate="onLoad">
            <style:list-level-properties text:space-before="5.4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6cm" text:min-label-width="0.6cm" style:vertical-pos="middle" style:vertical-rel="line" fo:width="1.2cm" fo:height="1.2cm"/>
          </text:list-level-style-image>
          <text:list-level-style-image text:level="7" xlink:href="Pictures/100002010000006400000064FD8A462E.png" xlink:type="simple" xlink:show="embed" xlink:actuate="onLoad">
            <style:list-level-properties text:space-before="7.8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299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_32_-inhalte-überschrift-outline2" style:display-name="2-inhalte-überschrift-outline2" style:family="presentation" style:parent-style-name="_32_-inhalte-überschrift-outline1">
      <style:paragraph-properties fo:margin-left="0.649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3" style:display-name="2-inhalte-überschrift-outline3" style:family="presentation" style:parent-style-name="_32_-inhalte-überschrift-outline2">
      <style:paragraph-properties fo:margin-left="0.80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4" style:display-name="2-inhalte-überschrift-outline4" style:family="presentation" style:parent-style-name="_32_-inhalte-überschrift-outline3">
      <style:paragraph-properties fo:margin-left="0.296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5" style:display-name="2-inhalte-überschrift-outline5" style:family="presentation" style:parent-style-name="_32_-inhalte-überschrift-outline4">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6" style:display-name="2-inhalte-überschrift-outline6" style:family="presentation" style:parent-style-name="_32_-inhalte-überschrift-outline5">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7" style:display-name="2-inhalte-überschrift-outline7" style:family="presentation" style:parent-style-name="_32_-inhalte-überschrift-outline6">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8" style:display-name="2-inhalte-überschrift-outline8" style:family="presentation" style:parent-style-name="_32_-inhalte-überschrift-outline7">
      <style:paragraph-properties fo:margin-left="0cm" fo:margin-right="0cm" fo:margin-top="0cm" fo:margin-bottom="0.099cm" fo:text-indent="0cm"/>
      <style:text-properties fo:font-size="20pt" style:font-size-asian="20pt" style:font-size-complex="20pt"/>
    </style:style>
    <style:style style:name="_32_-inhalte-überschrift-outline9" style:display-name="2-inhalte-überschrift-outline9" style:family="presentation" style:parent-style-name="_32_-inhalte-überschrift-outline8">
      <style:paragraph-properties fo:margin-left="0cm" fo:margin-right="0cm" fo:margin-top="0cm" fo:margin-bottom="0.099cm" fo:text-indent="0cm"/>
      <style:text-properties fo:font-size="20pt" style:font-size-asian="20pt" style:font-size-complex="20pt"/>
    </style:style>
    <style:style style:name="_32_-inhalte-überschrift-subtitle" style:display-name="2-inhalte-überschrift-subtitle" style:family="presentation">
      <style:graphic-properties draw:stroke="none" draw:fill="none" draw:textarea-vertical-align="middle">
        <text:list-style style:name="_32_-inhalte-überschrift-subtitle" style:display-name="2-inhalte-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2_-inhalte-überschrift-title" style:display-name="2-inhalte-überschrift-title" style:family="presentation">
      <style:graphic-properties draw:stroke="none" draw:fill="none" draw:textarea-vertical-align="middle">
        <text:list-style style:name="_32_-inhalte-überschrift-title" style:display-name="2-inhalte-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_34_-inhalte-überschrift-background" style:display-name="4-inhalte-überschrift-background" style:family="presentation">
      <style:graphic-properties draw:stroke="none" draw:fill="none"/>
      <style:text-properties style:letter-kerning="true"/>
    </style:style>
    <style:style style:name="_34_-inhalte-überschrift-backgroundobjects" style:display-name="4-inhalte-überschrift-backgroundobjects" style:family="presentation">
      <style:graphic-properties draw:textarea-horizontal-align="justify" draw:shadow="hidden" draw:shadow-offset-x="0.2cm" draw:shadow-offset-y="0.2cm" draw:shadow-color="#808080"/>
      <style:text-properties style:letter-kerning="true"/>
    </style:style>
    <style:style style:name="_34_-inhalte-überschrift-notes" style:display-name="4-inhalte-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4_-inhalte-überschrift-outline1" style:display-name="4-inhalte-überschrift-outline1" style:family="presentation">
      <style:graphic-properties draw:stroke="none" draw:fill="none" draw:auto-grow-height="false">
        <text:list-style style:name="_34_-inhalte-überschrift-outline1" style:display-name="4-inhalte-überschrift-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10000006400000064FD8A462E.png" xlink:type="simple" xlink:show="embed" xlink:actuate="onLoad">
            <style:list-level-properties text:space-before="0.861cm" text:min-label-width="1.539cm" style:vertical-pos="middle" style:vertical-rel="line" fo:width="1.2cm" fo:height="1.2cm"/>
          </text:list-level-style-image>
          <text:list-level-style-image text:level="3" xlink:href="Pictures/100002010000006400000064FD8A462E.png" xlink:type="simple" xlink:show="embed" xlink:actuate="onLoad">
            <style:list-level-properties text:space-before="2.358cm" text:min-label-width="1.242cm" style:vertical-pos="middle" style:vertical-rel="line" fo:width="1.2cm" fo:height="1.2cm"/>
          </text:list-level-style-image>
          <text:list-level-style-image text:level="4" xlink:href="Pictures/100002010000006400000064FD8A462E.png" xlink:type="simple" xlink:show="embed" xlink:actuate="onLoad">
            <style:list-level-properties text:space-before="3.504cm" text:min-label-width="1.296cm" style:vertical-pos="middle" style:vertical-rel="line" fo:width="1.2cm" fo:height="1.2cm"/>
          </text:list-level-style-image>
          <text:list-level-style-image text:level="5" xlink:href="Pictures/100002010000006400000064FD8A462E.png" xlink:type="simple" xlink:show="embed" xlink:actuate="onLoad">
            <style:list-level-properties text:space-before="5.097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156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7.418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299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_34_-inhalte-überschrift-outline2" style:display-name="4-inhalte-überschrift-outline2" style:family="presentation" style:parent-style-name="_34_-inhalte-überschrift-outline1">
      <style:paragraph-properties fo:margin-left="0.973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3" style:display-name="4-inhalte-überschrift-outline3" style:family="presentation" style:parent-style-name="_34_-inhalte-überschrift-outline2">
      <style:paragraph-properties fo:margin-left="0.799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4" style:display-name="4-inhalte-überschrift-outline4" style:family="presentation" style:parent-style-name="_34_-inhalte-überschrift-outline3">
      <style:paragraph-properties fo:margin-left="0.652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5" style:display-name="4-inhalte-überschrift-outline5" style:family="presentation" style:parent-style-name="_34_-inhalte-überschrift-outline4">
      <style:paragraph-properties fo:margin-left="0.215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6" style:display-name="4-inhalte-überschrift-outline6" style:family="presentation" style:parent-style-name="_34_-inhalte-überschrift-outline5">
      <style:paragraph-properties fo:margin-left="0.187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7" style:display-name="4-inhalte-überschrift-outline7" style:family="presentation" style:parent-style-name="_34_-inhalte-überschrift-outline6">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8" style:display-name="4-inhalte-überschrift-outline8" style:family="presentation" style:parent-style-name="_34_-inhalte-überschrift-outline7">
      <style:paragraph-properties fo:margin-left="0cm" fo:margin-right="0cm" fo:margin-top="0cm" fo:margin-bottom="0.099cm" fo:text-indent="0cm"/>
      <style:text-properties fo:font-size="20pt" style:font-size-asian="20pt" style:font-size-complex="20pt"/>
    </style:style>
    <style:style style:name="_34_-inhalte-überschrift-outline9" style:display-name="4-inhalte-überschrift-outline9" style:family="presentation" style:parent-style-name="_34_-inhalte-überschrift-outline8">
      <style:paragraph-properties fo:margin-left="0cm" fo:margin-right="0cm" fo:margin-top="0cm" fo:margin-bottom="0.099cm" fo:text-indent="0cm"/>
      <style:text-properties fo:font-size="20pt" style:font-size-asian="20pt" style:font-size-complex="20pt"/>
    </style:style>
    <style:style style:name="_34_-inhalte-überschrift-subtitle" style:display-name="4-inhalte-überschrift-subtitle" style:family="presentation">
      <style:graphic-properties draw:stroke="none" draw:fill="none" draw:textarea-vertical-align="middle">
        <text:list-style style:name="_34_-inhalte-überschrift-subtitle" style:display-name="4-inhalte-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4_-inhalte-überschrift-title" style:display-name="4-inhalte-überschrift-title" style:family="presentation">
      <style:graphic-properties draw:stroke="none" draw:fill="none" draw:textarea-vertical-align="middle">
        <text:list-style style:name="_34_-inhalte-überschrift-title" style:display-name="4-inhalte-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lanko-vorlage-verkleinert-ohneschrift27-background" style:family="presentation">
      <style:graphic-properties draw:stroke="none" draw:fill="none"/>
      <style:text-properties style:letter-kerning="true"/>
    </style:style>
    <style:style style:name="blanko-vorlage-verkleinert-ohneschrift27-backgroundobjects" style:family="presentation">
      <style:graphic-properties draw:textarea-horizontal-align="justify" draw:shadow="hidden" draw:shadow-offset-x="0.2cm" draw:shadow-offset-y="0.2cm" draw:shadow-color="#808080"/>
      <style:text-properties style:letter-kerning="true"/>
    </style:style>
    <style:style style:name="blanko-vorlage-verkleinert-ohneschrift27-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anko-vorlage-verkleinert-ohneschrift27-outline1" style:family="presentation">
      <style:graphic-properties draw:stroke="none" draw:fill="none" draw:auto-grow-height="false">
        <text:list-style style:name="blanko-vorlage-verkleinert-ohneschrif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Verdana3" fo:font-family="Verdana"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7-outline2" style:family="presentation" style:parent-style-name="blanko-vorlage-verkleinert-ohneschrift27-outline1">
      <style:paragraph-properties fo:margin-left="0cm" fo:margin-right="0cm" fo:margin-top="0cm" fo:margin-bottom="0.399cm" fo:text-indent="0cm"/>
      <style:text-properties style:font-name="Verdana3" fo:font-family="Verdana" style:font-family-generic="swiss" style:font-pitch="variable" fo:font-size="28pt" style:font-size-asian="28pt" style:font-size-complex="28pt"/>
    </style:style>
    <style:style style:name="blanko-vorlage-verkleinert-ohneschrift27-outline3" style:family="presentation" style:parent-style-name="blanko-vorlage-verkleinert-ohneschrift27-outline2">
      <style:paragraph-properties fo:margin-left="0cm" fo:margin-right="0cm" fo:margin-top="0cm" fo:margin-bottom="0.299cm" fo:text-indent="0cm"/>
      <style:text-properties style:font-name="Verdana3" fo:font-family="Verdana" style:font-family-generic="swiss" style:font-pitch="variable" fo:font-size="24pt" style:font-size-asian="24pt" style:font-size-complex="24pt"/>
    </style:style>
    <style:style style:name="blanko-vorlage-verkleinert-ohneschrift27-outline4" style:family="presentation" style:parent-style-name="blanko-vorlage-verkleinert-ohneschrift27-outline3">
      <style:paragraph-properties fo:margin-left="0cm" fo:margin-right="0cm" fo:margin-top="0cm" fo:margin-bottom="0.198cm" fo:text-indent="0cm"/>
      <style:text-properties style:font-name="Verdana3" fo:font-family="Verdana" style:font-family-generic="swiss" style:font-pitch="variable" fo:font-size="20pt" style:font-size-asian="20pt" style:font-size-complex="20pt"/>
    </style:style>
    <style:style style:name="blanko-vorlage-verkleinert-ohneschrift27-outline5" style:family="presentation" style:parent-style-name="blanko-vorlage-verkleinert-ohneschrift27-outline4">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7-outline6" style:family="presentation" style:parent-style-name="blanko-vorlage-verkleinert-ohneschrift27-outline5">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7-outline7" style:family="presentation" style:parent-style-name="blanko-vorlage-verkleinert-ohneschrift27-outline6">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7-outline8" style:family="presentation" style:parent-style-name="blanko-vorlage-verkleinert-ohneschrift27-outline7">
      <style:paragraph-properties fo:margin-left="0cm" fo:margin-right="0cm" fo:margin-top="0cm" fo:margin-bottom="0.099cm" fo:text-indent="0cm"/>
      <style:text-properties fo:font-size="20pt" style:font-size-asian="20pt" style:font-size-complex="20pt"/>
    </style:style>
    <style:style style:name="blanko-vorlage-verkleinert-ohneschrift27-outline9" style:family="presentation" style:parent-style-name="blanko-vorlage-verkleinert-ohneschrift27-outline8">
      <style:paragraph-properties fo:margin-left="0cm" fo:margin-right="0cm" fo:margin-top="0cm" fo:margin-bottom="0.099cm" fo:text-indent="0cm"/>
      <style:text-properties fo:font-size="20pt" style:font-size-asian="20pt" style:font-size-complex="20pt"/>
    </style:style>
    <style:style style:name="blanko-vorlage-verkleinert-ohneschrift27-subtitle" style:family="presentation">
      <style:graphic-properties draw:stroke="none" draw:fill="none" draw:textarea-vertical-align="middle">
        <text:list-style style:name="blanko-vorlage-verkleinert-ohneschrift2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7-title" style:family="presentation">
      <style:graphic-properties draw:stroke="none" draw:fill="none" draw:textarea-vertical-align="middle">
        <text:list-style style:name="blanko-vorlage-verkleinert-ohneschrift2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lanko-vorlage-verkleinert-ohneschrift28-background" style:family="presentation">
      <style:graphic-properties draw:stroke="none" draw:fill="none"/>
      <style:text-properties style:letter-kerning="true"/>
    </style:style>
    <style:style style:name="blanko-vorlage-verkleinert-ohneschrift28-backgroundobjects" style:family="presentation">
      <style:graphic-properties draw:textarea-horizontal-align="justify" draw:shadow="hidden" draw:shadow-offset-x="0.2cm" draw:shadow-offset-y="0.2cm" draw:shadow-color="#808080"/>
      <style:text-properties style:letter-kerning="true"/>
    </style:style>
    <style:style style:name="blanko-vorlage-verkleinert-ohneschrift28-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anko-vorlage-verkleinert-ohneschrift28-outline1" style:family="presentation">
      <style:graphic-properties draw:stroke="none" draw:fill="none" draw:auto-grow-height="false">
        <text:list-style style:name="blanko-vorlage-verkleinert-ohneschrif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Verdana3" fo:font-family="Verdana"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8-outline2" style:family="presentation" style:parent-style-name="blanko-vorlage-verkleinert-ohneschrift28-outline1">
      <style:paragraph-properties fo:margin-left="0cm" fo:margin-right="0cm" fo:margin-top="0cm" fo:margin-bottom="0.399cm" fo:text-indent="0cm"/>
      <style:text-properties style:font-name="Verdana3" fo:font-family="Verdana" style:font-family-generic="swiss" style:font-pitch="variable" fo:font-size="28pt" style:font-size-asian="28pt" style:font-size-complex="28pt"/>
    </style:style>
    <style:style style:name="blanko-vorlage-verkleinert-ohneschrift28-outline3" style:family="presentation" style:parent-style-name="blanko-vorlage-verkleinert-ohneschrift28-outline2">
      <style:paragraph-properties fo:margin-left="0cm" fo:margin-right="0cm" fo:margin-top="0cm" fo:margin-bottom="0.299cm" fo:text-indent="0cm"/>
      <style:text-properties style:font-name="Verdana3" fo:font-family="Verdana" style:font-family-generic="swiss" style:font-pitch="variable" fo:font-size="24pt" style:font-size-asian="24pt" style:font-size-complex="24pt"/>
    </style:style>
    <style:style style:name="blanko-vorlage-verkleinert-ohneschrift28-outline4" style:family="presentation" style:parent-style-name="blanko-vorlage-verkleinert-ohneschrift28-outline3">
      <style:paragraph-properties fo:margin-left="0cm" fo:margin-right="0cm" fo:margin-top="0cm" fo:margin-bottom="0.198cm" fo:text-indent="0cm"/>
      <style:text-properties style:font-name="Verdana3" fo:font-family="Verdana" style:font-family-generic="swiss" style:font-pitch="variable" fo:font-size="20pt" style:font-size-asian="20pt" style:font-size-complex="20pt"/>
    </style:style>
    <style:style style:name="blanko-vorlage-verkleinert-ohneschrift28-outline5" style:family="presentation" style:parent-style-name="blanko-vorlage-verkleinert-ohneschrift28-outline4">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8-outline6" style:family="presentation" style:parent-style-name="blanko-vorlage-verkleinert-ohneschrift28-outline5">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8-outline7" style:family="presentation" style:parent-style-name="blanko-vorlage-verkleinert-ohneschrift28-outline6">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8-outline8" style:family="presentation" style:parent-style-name="blanko-vorlage-verkleinert-ohneschrift28-outline7">
      <style:paragraph-properties fo:margin-left="0cm" fo:margin-right="0cm" fo:margin-top="0cm" fo:margin-bottom="0.099cm" fo:text-indent="0cm"/>
      <style:text-properties fo:font-size="20pt" style:font-size-asian="20pt" style:font-size-complex="20pt"/>
    </style:style>
    <style:style style:name="blanko-vorlage-verkleinert-ohneschrift28-outline9" style:family="presentation" style:parent-style-name="blanko-vorlage-verkleinert-ohneschrift28-outline8">
      <style:paragraph-properties fo:margin-left="0cm" fo:margin-right="0cm" fo:margin-top="0cm" fo:margin-bottom="0.099cm" fo:text-indent="0cm"/>
      <style:text-properties fo:font-size="20pt" style:font-size-asian="20pt" style:font-size-complex="20pt"/>
    </style:style>
    <style:style style:name="blanko-vorlage-verkleinert-ohneschrift28-subtitle" style:family="presentation">
      <style:graphic-properties draw:stroke="none" draw:fill="none" draw:textarea-vertical-align="middle">
        <text:list-style style:name="blanko-vorlage-verkleinert-ohneschrift2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8-title" style:family="presentation">
      <style:graphic-properties draw:stroke="none" draw:fill="none" draw:textarea-vertical-align="middle">
        <text:list-style style:name="blanko-vorlage-verkleinert-ohneschrift2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3" fo:font-family="Verdana" style:font-family-generic="swiss"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anko-vorlage-verkleinert-backgroundobjects">
      <style:graphic-properties draw:stroke="none" draw:fill="none" draw:fill-color="#ffffff" draw:auto-grow-height="false" fo:min-height="1.449cm"/>
    </style:style>
    <style:style style:name="Mpr2" style:family="presentation" style:parent-style-name="blanko-vorlage-verkleinert-backgroundobjects">
      <style:graphic-properties draw:stroke="none" draw:fill="none" draw:fill-color="#ffffff" draw:auto-grow-height="false" fo:min-height="1.485cm"/>
    </style:style>
    <style:style style:name="Mpr3" style:family="presentation" style:parent-style-name="blanko-vorlage-verkleinert-backgroundobjects">
      <style:graphic-properties draw:stroke="none" draw:fill="none" draw:fill-color="#ffffff" draw:textarea-vertical-align="bottom" draw:auto-grow-height="false" fo:min-height="1.485cm"/>
    </style:style>
    <style:style style:name="Mpr4" style:family="presentation" style:parent-style-name="Trennfolie-backgroundobjects">
      <style:graphic-properties draw:stroke="none" draw:fill="none" draw:fill-color="#ffffff" draw:auto-grow-height="false" fo:min-height="1.449cm"/>
    </style:style>
    <style:style style:name="Mpr5" style:family="presentation" style:parent-style-name="Trennfolie-backgroundobjects">
      <style:graphic-properties draw:stroke="none" draw:fill="none" draw:fill-color="#ffffff" draw:auto-grow-height="false" fo:min-height="1.485cm"/>
    </style:style>
    <style:style style:name="Mpr6" style:family="presentation" style:parent-style-name="Trennfolie-backgroundobjects">
      <style:graphic-properties draw:stroke="none" draw:fill="none" draw:fill-color="#ffffff" draw:textarea-vertical-align="bottom" draw:auto-grow-height="false" fo:min-height="1.485cm"/>
    </style:style>
    <style:style style:name="Mpr7" style:family="presentation" style:parent-style-name="hintergrund-backgroundobjects">
      <style:graphic-properties draw:stroke="none" draw:fill="none" draw:fill-color="#ffffff" draw:auto-grow-height="false" fo:min-height="1.449cm"/>
    </style:style>
    <style:style style:name="Mpr8" style:family="presentation" style:parent-style-name="hintergrund-backgroundobjects">
      <style:graphic-properties draw:stroke="none" draw:fill="none" draw:fill-color="#ffffff" draw:auto-grow-height="false" fo:min-height="1.485cm"/>
    </style:style>
    <style:style style:name="Mpr9" style:family="presentation" style:parent-style-name="hintergrund-backgroundobjects">
      <style:graphic-properties draw:stroke="none" draw:fill="none" draw:fill-color="#ffffff" draw:textarea-vertical-align="bottom" draw:auto-grow-height="false" fo:min-height="1.485cm"/>
    </style:style>
    <style:style style:name="Mpr10" style:family="presentation" style:parent-style-name="kein-hintergrund-backgroundobjects">
      <style:graphic-properties draw:stroke="none" draw:fill="none" draw:fill-color="#ffffff" draw:auto-grow-height="false" fo:min-height="1.449cm"/>
    </style:style>
    <style:style style:name="Mpr11" style:family="presentation" style:parent-style-name="kein-hintergrund-backgroundobjects">
      <style:graphic-properties draw:stroke="none" draw:fill="none" draw:fill-color="#ffffff" draw:auto-grow-height="false" fo:min-height="1.485cm"/>
    </style:style>
    <style:style style:name="Mpr12" style:family="presentation" style:parent-style-name="kein-hintergrund-backgroundobjects">
      <style:graphic-properties draw:stroke="none" draw:fill="none" draw:fill-color="#ffffff" draw:textarea-vertical-align="bottom" draw:auto-grow-height="false" fo:min-height="1.485cm"/>
    </style:style>
    <style:style style:name="Mpr13" style:family="presentation" style:parent-style-name="_32_-inhalte-breit-überschrift-outline1">
      <style:graphic-properties fo:min-height="12.18cm"/>
    </style:style>
    <style:style style:name="Mpr14" style:family="presentation" style:parent-style-name="_32_-inhalte-breit-überschrift-backgroundobjects">
      <style:graphic-properties draw:stroke="none" draw:fill="none" draw:fill-color="#ffffff" draw:auto-grow-height="false" fo:min-height="1.449cm"/>
    </style:style>
    <style:style style:name="Mpr15" style:family="presentation" style:parent-style-name="_32_-inhalte-breit-überschrift-backgroundobjects">
      <style:graphic-properties draw:stroke="none" draw:fill="none" draw:fill-color="#ffffff" draw:auto-grow-height="false" fo:min-height="1.485cm"/>
    </style:style>
    <style:style style:name="Mpr16" style:family="presentation" style:parent-style-name="_32_-inhalte-breit-überschrift-backgroundobjects">
      <style:graphic-properties draw:stroke="none" draw:fill="none" draw:fill-color="#ffffff" draw:textarea-vertical-align="bottom" draw:auto-grow-height="false" fo:min-height="1.485cm"/>
    </style:style>
    <style:style style:name="Mpr17" style:family="presentation" style:parent-style-name="_32_-inhalte-überschrift-backgroundobjects">
      <style:graphic-properties draw:stroke="none" draw:fill="none" draw:fill-color="#ffffff" draw:auto-grow-height="false" fo:min-height="1.449cm"/>
    </style:style>
    <style:style style:name="Mpr18" style:family="presentation" style:parent-style-name="_32_-inhalte-überschrift-backgroundobjects">
      <style:graphic-properties draw:stroke="none" draw:fill="none" draw:fill-color="#ffffff" draw:auto-grow-height="false" fo:min-height="1.485cm"/>
    </style:style>
    <style:style style:name="Mpr19" style:family="presentation" style:parent-style-name="_32_-inhalte-überschrift-backgroundobjects">
      <style:graphic-properties draw:stroke="none" draw:fill="none" draw:fill-color="#ffffff" draw:textarea-vertical-align="bottom" draw:auto-grow-height="false" fo:min-height="1.485cm"/>
    </style:style>
    <style:style style:name="Mpr20" style:family="presentation" style:parent-style-name="_34_-inhalte-überschrift-backgroundobjects">
      <style:graphic-properties draw:stroke="none" draw:fill="none" draw:fill-color="#ffffff" draw:auto-grow-height="false" fo:min-height="1.449cm"/>
    </style:style>
    <style:style style:name="Mpr21" style:family="presentation" style:parent-style-name="_34_-inhalte-überschrift-backgroundobjects">
      <style:graphic-properties draw:stroke="none" draw:fill="none" draw:fill-color="#ffffff" draw:auto-grow-height="false" fo:min-height="1.485cm"/>
    </style:style>
    <style:style style:name="Mpr22" style:family="presentation" style:parent-style-name="_34_-inhalte-überschrift-backgroundobjects">
      <style:graphic-properties draw:stroke="none" draw:fill="none" draw:fill-color="#ffffff" draw:textarea-vertical-align="bottom" draw:auto-grow-height="false" fo:min-height="1.485cm"/>
    </style:style>
    <style:style style:name="Mpr23" style:family="presentation" style:parent-style-name="blanko-vorlage-verkleinert-ohneschrift27-backgroundobjects">
      <style:graphic-properties draw:stroke="none" draw:fill="none" draw:fill-color="#ffffff" draw:auto-grow-height="false" fo:min-height="1.449cm"/>
    </style:style>
    <style:style style:name="Mpr24" style:family="presentation" style:parent-style-name="blanko-vorlage-verkleinert-ohneschrift27-backgroundobjects">
      <style:graphic-properties draw:stroke="none" draw:fill="none" draw:fill-color="#ffffff" draw:auto-grow-height="false" fo:min-height="1.485cm"/>
    </style:style>
    <style:style style:name="Mpr25" style:family="presentation" style:parent-style-name="blanko-vorlage-verkleinert-ohneschrift27-backgroundobjects">
      <style:graphic-properties draw:stroke="none" draw:fill="none" draw:fill-color="#ffffff" draw:textarea-vertical-align="bottom" draw:auto-grow-height="false" fo:min-height="1.485cm"/>
    </style:style>
    <style:style style:name="Mpr26" style:family="presentation" style:parent-style-name="blanko-vorlage-verkleinert-ohneschrift28-backgroundobjects">
      <style:graphic-properties draw:stroke="none" draw:fill="none" draw:fill-color="#ffffff" draw:auto-grow-height="false" fo:min-height="1.449cm"/>
    </style:style>
    <style:style style:name="Mpr27" style:family="presentation" style:parent-style-name="blanko-vorlage-verkleinert-ohneschrift28-backgroundobjects">
      <style:graphic-properties draw:stroke="none" draw:fill="none" draw:fill-color="#ffffff" draw:auto-grow-height="false" fo:min-height="1.485cm"/>
    </style:style>
    <style:style style:name="Mpr28" style:family="presentation" style:parent-style-name="blanko-vorlage-verkleinert-ohneschrift28-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style>
    <style:style style:name="MP6"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4c4c4c" style:font-name="Verdana3" fo:font-size="11pt" style:font-size-asian="11pt" style:font-size-complex="11pt"/>
    </style:style>
    <style:style style:name="MT3" style:family="text">
      <style:text-properties fo:color="#ffffff" fo:font-size="14pt" style:font-size-asian="14pt" style:font-size-complex="14pt"/>
    </style:style>
    <style:style style:name="MT4" style:family="tex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6400000064FD8A462E.png" xlink:type="simple" xlink:show="embed" xlink:actuate="onLoad">
        <style:list-level-properties text:space-before="-0.447cm" text:min-label-width="1.647cm" style:vertical-pos="middle" style:vertical-rel="line" fo:width="1.2cm" fo:height="1.2cm"/>
      </text:list-level-style-image>
      <text:list-level-style-image text:level="2" xlink:href="Pictures/100002010000006400000064FD8A462E.png" xlink:type="simple" xlink:show="embed" xlink:actuate="onLoad">
        <style:list-level-properties text:space-before="1.212cm" text:min-label-width="1.188cm" style:vertical-pos="middle" style:vertical-rel="line" fo:width="1.2cm" fo:height="1.2cm"/>
      </text:list-level-style-image>
      <text:list-level-style-image text:level="3" xlink:href="Pictures/100002010000006400000064FD8A462E.png" xlink:type="simple" xlink:show="embed" xlink:actuate="onLoad">
        <style:list-level-properties text:space-before="2.385cm" text:min-label-width="1.215cm" style:vertical-pos="middle" style:vertical-rel="line" fo:width="1.2cm" fo:height="1.2cm"/>
      </text:list-level-style-image>
      <text:list-level-style-image text:level="4" xlink:href="Pictures/100002010000006400000064FD8A462E.png" xlink:type="simple" xlink:show="embed" xlink:actuate="onLoad">
        <style:list-level-properties text:space-before="3.612cm" text:min-label-width="1.188cm" style:vertical-pos="middle" style:vertical-rel="line" fo:width="1.2cm" fo:height="1.2cm"/>
      </text:list-level-style-image>
      <text:list-level-style-image text:level="5" xlink:href="Pictures/100002010000006400000064FD8A462E.png" xlink:type="simple" xlink:show="embed" xlink:actuate="onLoad">
        <style:list-level-properties text:space-before="4.8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5.778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6.879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o-vorlage-verkleinert" style:page-layout-name="PM1" draw:style-name="Mdp1">
      <draw:frame draw:style-name="Mgr3" draw:text-style-name="MP3" draw:layer="backgroundobjects" svg:width="29.697cm" svg:height="20.994cm" svg:x="0.002cm" svg:y="0cm">
        <draw:image xlink:href="Pictures/10000000000006DA000004D88FB5FE12.png" xlink:type="simple" xlink:show="embed" xlink:actuate="onLoad">
          <text:p/>
        </draw:image>
      </draw:frame>
      <draw:frame presentation:style-name="blanko-vorlage-verkleinert-title" draw:layer="backgroundobjects" svg:width="26.729cm" svg:height="3.506cm" svg:x="1.484cm" svg:y="0.836cm" presentation:class="title" presentation:placeholder="true">
        <draw:text-box/>
      </draw:frame>
      <draw:frame presentation:style-name="blanko-vorlage-verkleinert-outline1" draw:layer="backgroundobjects" svg:width="26.729cm" svg:height="12.18cm" svg:x="1.484cm" svg:y="4.913cm" presentation:class="outline" presentation:placeholder="true">
        <draw:text-box/>
      </draw:frame>
      <draw:frame presentation:style-name="Mpr1" draw:text-style-name="MP1" draw:layer="backgroundobjects" svg:width="6.919cm" svg:height="1.448cm" svg:x="1.484cm" svg:y="19.131cm" presentation:class="date-time">
        <draw:text-box>
          <text:p text:style-name="MP1"><text:span text:style-name="MT1"><presentation:date-time/></text:span></text:p>
        </draw:text-box>
      </draw:frame>
      <draw:frame presentation:style-name="Mpr1" draw:text-style-name="MP4" draw:layer="backgroundobjects" svg:width="9.414cm" svg:height="1.448cm" svg:x="10.156cm" svg:y="19.131cm" presentation:class="footer">
        <draw:text-box>
          <text:p text:style-name="MP4"><text:span text:style-name="MT1"><presentation:footer/></text:span></text:p>
        </draw:text-box>
      </draw:frame>
      <draw:frame presentation:style-name="Mpr1" draw:text-style-name="MP2" draw:layer="backgroundobjects" svg:width="6.919cm" svg:height="1.448cm" svg:x="21.293cm" svg:y="19.131cm" presentation:class="page-number">
        <draw:text-box>
          <text:p text:style-name="MP2"><text:span text:style-name="MT1"><text:page-number>&lt;Nummer&gt;</text:page-number></text:span></text:p>
        </draw:text-box>
      </draw:frame>
      <presentation:notes style:page-layout-name="PM0">
        <draw:page-thumbnail presentation:style-name="blanko-vorlage-verkleinert-title" draw:layer="backgroundobjects" svg:width="14.848cm" svg:height="11.136cm" svg:x="3.075cm" svg:y="2.257cm" presentation:class="page"/>
        <draw:frame presentation:style-name="blanko-vorlage-verkleiner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Trennfolie" style:page-layout-name="PM1" draw:style-name="Mdp1">
      <draw:frame draw:style-name="Mgr3" draw:text-style-name="MP3" draw:layer="backgroundobjects" svg:width="29.697cm" svg:height="20.993cm" svg:x="0.014cm" svg:y="0.029cm">
        <draw:image xlink:href="Pictures/10000000000006DA000004D820371D32.png" xlink:type="simple" xlink:show="embed" xlink:actuate="onLoad">
          <text:p/>
        </draw:image>
      </draw:frame>
      <draw:frame presentation:style-name="Trennfolie-title" draw:layer="backgroundobjects" svg:width="26.729cm" svg:height="3.506cm" svg:x="1.484cm" svg:y="0.836cm" presentation:class="title" presentation:placeholder="true">
        <draw:text-box/>
      </draw:frame>
      <draw:frame presentation:style-name="Trennfolie-outline1" draw:layer="backgroundobjects" svg:width="26.729cm" svg:height="12.18cm" svg:x="1.484cm" svg:y="4.914cm" presentation:class="outline" presentation:placeholder="true">
        <draw:text-box/>
      </draw:frame>
      <draw:frame presentation:style-name="Mpr4" draw:text-style-name="MP1" draw:layer="backgroundobjects" svg:width="6.919cm" svg:height="1.448cm" svg:x="1.484cm" svg:y="19.131cm" presentation:class="date-time">
        <draw:text-box>
          <text:p text:style-name="MP1"><text:span text:style-name="MT1"><presentation:date-time/></text:span></text:p>
        </draw:text-box>
      </draw:frame>
      <draw:frame presentation:style-name="Mpr4" draw:text-style-name="MP4" draw:layer="backgroundobjects" svg:width="9.413cm" svg:height="1.448cm" svg:x="10.156cm" svg:y="19.131cm" presentation:class="footer">
        <draw:text-box>
          <text:p text:style-name="MP4"><text:span text:style-name="MT1"><presentation:footer/></text:span></text:p>
        </draw:text-box>
      </draw:frame>
      <draw:frame presentation:style-name="Mpr4" draw:text-style-name="MP2" draw:layer="backgroundobjects" svg:width="6.919cm" svg:height="1.448cm" svg:x="21.293cm" svg:y="19.131cm" presentation:class="page-number">
        <draw:text-box>
          <text:p text:style-name="MP2"><text:span text:style-name="MT1"><text:page-number>&lt;Nummer&gt;</text:page-number></text:span></text:p>
        </draw:text-box>
      </draw:frame>
      <presentation:notes style:page-layout-name="PM0">
        <draw:page-thumbnail presentation:style-name="Trennfolie-title" draw:layer="backgroundobjects" svg:width="15.749cm" svg:height="11.136cm" svg:x="2.625cm" svg:y="2.257cm" presentation:class="page"/>
        <draw:frame presentation:style-name="Trennfoli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hintergrund" style:page-layout-name="PM1" draw:style-name="Mdp1">
      <draw:frame draw:style-name="Mgr3" draw:text-style-name="MP3" draw:layer="backgroundobjects" svg:width="29.697cm" svg:height="20.993cm" svg:x="0.001cm" svg:y="0.001cm">
        <draw:image xlink:href="Pictures/10000201000006DA000004D85D524E5D.png" xlink:type="simple" xlink:show="embed" xlink:actuate="onLoad">
          <text:p/>
        </draw:image>
      </draw:frame>
      <draw:frame presentation:style-name="hintergrund-title" draw:layer="backgroundobjects" svg:width="26.729cm" svg:height="3.506cm" svg:x="0.999cm" svg:y="-0.509cm" presentation:class="title" presentation:placeholder="true">
        <draw:text-box/>
      </draw:frame>
      <draw:frame presentation:style-name="hintergrund-outline1" draw:layer="backgroundobjects" svg:width="27.613cm" svg:height="12.18cm" svg:x="0.999cm" svg:y="4.914cm" presentation:class="outline" presentation:placeholder="true">
        <draw:text-box/>
      </draw:frame>
      <draw:frame presentation:style-name="Mpr7" draw:text-style-name="MP1" draw:layer="backgroundobjects" svg:width="6.919cm" svg:height="1.448cm" svg:x="1.484cm" svg:y="19.131cm" presentation:class="date-time">
        <draw:text-box>
          <text:p text:style-name="MP1"><text:span text:style-name="MT1"><presentation:date-time/></text:span></text:p>
        </draw:text-box>
      </draw:frame>
      <draw:frame presentation:style-name="Mpr7" draw:text-style-name="MP4" draw:layer="backgroundobjects" svg:width="9.413cm" svg:height="1.448cm" svg:x="10.156cm" svg:y="19.131cm" presentation:class="footer">
        <draw:text-box>
          <text:p text:style-name="MP4"><text:span text:style-name="MT1"><presentation:footer/></text:span></text:p>
        </draw:text-box>
      </draw:frame>
      <draw:frame presentation:style-name="Mpr7"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7" draw:text-style-name="MP1" draw:layer="backgroundobjects" svg:width="6.919cm" svg:height="0.8cm" svg:x="0.999cm" svg:y="20.2cm">
        <draw:text-box>
          <text:p><text:span text:style-name="MT2"><text:date style:data-style-name="D1" text:date-value="2016-12-02">02.12.16</text:date></text:span></text:p>
        </draw:text-box>
      </draw:frame>
      <draw:frame presentation:style-name="Mpr7" draw:text-style-name="MP2" draw:layer="backgroundobjects" svg:width="6.919cm" svg:height="0.669cm" svg:x="21.792cm" svg:y="20.181cm">
        <draw:text-box>
          <text:p text:style-name="MP5"><text:span text:style-name="MT2"><text:page-number>&lt;Nummer&gt;</text:page-number></text:span></text:p>
        </draw:text-box>
      </draw:frame>
      <presentation:notes style:page-layout-name="PM0">
        <draw:page-thumbnail presentation:style-name="hintergrund-title" draw:layer="backgroundobjects" svg:width="15.749cm" svg:height="11.136cm" svg:x="2.625cm" svg:y="2.257cm" presentation:class="page"/>
        <draw:frame presentation:style-name="hintergrund-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kein-hintergrund" style:page-layout-name="PM1" draw:style-name="Mdp1">
      <draw:frame draw:style-name="Mgr3" draw:text-style-name="MP3" draw:layer="backgroundobjects" svg:width="29.697cm" svg:height="20.993cm" svg:x="0.001cm" svg:y="0.001cm">
        <draw:image xlink:href="Pictures/10000201000006DA000004D8F54C236F.png" xlink:type="simple" xlink:show="embed" xlink:actuate="onLoad">
          <text:p/>
        </draw:image>
      </draw:frame>
      <draw:frame presentation:style-name="kein-hintergrund-title" draw:layer="backgroundobjects" svg:width="26.729cm" svg:height="3.506cm" svg:x="0.999cm" svg:y="-0.509cm" presentation:class="title" presentation:placeholder="true">
        <draw:text-box/>
      </draw:frame>
      <draw:frame presentation:style-name="kein-hintergrund-outline1" draw:layer="backgroundobjects" svg:width="26.729cm" svg:height="12.18cm" svg:x="1.484cm" svg:y="4.914cm" presentation:class="outline" presentation:placeholder="true">
        <draw:text-box/>
      </draw:frame>
      <draw:frame presentation:style-name="Mpr10" draw:text-style-name="MP1" draw:layer="backgroundobjects" svg:width="6.919cm" svg:height="1.448cm" svg:x="1.484cm" svg:y="19.131cm" presentation:class="date-time">
        <draw:text-box>
          <text:p text:style-name="MP1"><text:span text:style-name="MT1"><presentation:date-time/></text:span></text:p>
        </draw:text-box>
      </draw:frame>
      <draw:frame presentation:style-name="Mpr10" draw:text-style-name="MP4" draw:layer="backgroundobjects" svg:width="9.413cm" svg:height="1.448cm" svg:x="10.156cm" svg:y="19.131cm" presentation:class="footer">
        <draw:text-box>
          <text:p text:style-name="MP4"><text:span text:style-name="MT1"><presentation:footer/></text:span></text:p>
        </draw:text-box>
      </draw:frame>
      <draw:frame presentation:style-name="Mpr10"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10" draw:text-style-name="MP1" draw:layer="backgroundobjects" svg:width="6.919cm" svg:height="0.8cm" svg:x="1.001cm" svg:y="20.199cm">
        <draw:text-box>
          <text:p><text:span text:style-name="MT2"><text:date style:data-style-name="D1" text:date-value="2016-12-02">02.12.16</text:date></text:span></text:p>
        </draw:text-box>
      </draw:frame>
      <draw:frame presentation:style-name="Mpr10" draw:text-style-name="MP2" draw:layer="backgroundobjects" svg:width="6.919cm" svg:height="0.669cm" svg:x="21.792cm" svg:y="20.181cm">
        <draw:text-box>
          <text:p text:style-name="MP5"><text:span text:style-name="MT2"><text:page-number>&lt;Nummer&gt;</text:page-number></text:span></text:p>
        </draw:text-box>
      </draw:frame>
      <presentation:notes style:page-layout-name="PM0">
        <draw:page-thumbnail presentation:style-name="kein-hintergrund-title" draw:layer="backgroundobjects" svg:width="15.749cm" svg:height="11.136cm" svg:x="2.625cm" svg:y="2.257cm" presentation:class="page"/>
        <draw:frame presentation:style-name="kein-hintergrund-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_32_-inhalte-breit-überschrift" style:display-name="2-inhalte-breit-überschrift" style:page-layout-name="PM1" draw:style-name="Mdp1">
      <draw:frame draw:style-name="Mgr3" draw:text-style-name="MP3" draw:layer="backgroundobjects" svg:width="29.697cm" svg:height="20.995cm" svg:x="0cm" svg:y="0cm">
        <draw:image xlink:href="Pictures/10000201000006DA000004D89F281749.png" xlink:type="simple" xlink:show="embed" xlink:actuate="onLoad">
          <text:p/>
        </draw:image>
      </draw:frame>
      <draw:frame presentation:style-name="_32_-inhalte-breit-überschrift-title" draw:layer="backgroundobjects" svg:width="26.729cm" svg:height="3.506cm" svg:x="0.999cm" svg:y="-0.509cm" presentation:class="title" presentation:placeholder="true">
        <draw:text-box/>
      </draw:frame>
      <draw:frame presentation:style-name="Mpr13" draw:layer="backgroundobjects" svg:width="27.6cm" svg:height="12.18cm" svg:x="0.999cm" svg:y="5.799cm" presentation:class="outline">
        <draw:text-box>
          <text:list text:style-name="ML3">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ente Gliederungsebene</text:p>
                                    </text:list-item>
                                  </text:list>
                                </text:list-item>
                              </text:list>
                            </text:list-item>
                          </text:list>
                        </text:list-item>
                      </text:list>
                    </text:list-item>
                  </text:list>
                </text:list-item>
              </text:list>
            </text:list-item>
          </text:list>
        </draw:text-box>
      </draw:frame>
      <draw:frame presentation:style-name="Mpr14" draw:text-style-name="MP1" draw:layer="backgroundobjects" svg:width="6.919cm" svg:height="1.448cm" svg:x="1.484cm" svg:y="19.131cm" presentation:class="date-time">
        <draw:text-box>
          <text:p text:style-name="MP1"><text:span text:style-name="MT1"><presentation:date-time/></text:span></text:p>
        </draw:text-box>
      </draw:frame>
      <draw:frame presentation:style-name="Mpr14" draw:text-style-name="MP4" draw:layer="backgroundobjects" svg:width="9.413cm" svg:height="1.448cm" svg:x="10.156cm" svg:y="19.131cm" presentation:class="footer">
        <draw:text-box>
          <text:p text:style-name="MP4"><text:span text:style-name="MT1"><presentation:footer/></text:span></text:p>
        </draw:text-box>
      </draw:frame>
      <draw:frame presentation:style-name="Mpr14"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14" draw:text-style-name="MP2" draw:layer="backgroundobjects" svg:width="6.919cm" svg:height="0.669cm" svg:x="21.791cm" svg:y="20.179cm">
        <draw:text-box>
          <text:p text:style-name="MP5"><text:span text:style-name="MT2"><text:page-number>&lt;Nummer&gt;</text:page-number></text:span></text:p>
        </draw:text-box>
      </draw:frame>
      <draw:frame presentation:style-name="Mpr14" draw:text-style-name="MP1" draw:layer="backgroundobjects" svg:width="6.919cm" svg:height="0.8cm" svg:x="1cm" svg:y="20.199cm">
        <draw:text-box>
          <text:p><text:span text:style-name="MT2"><text:date style:data-style-name="D1" text:date-value="2016-12-02">02.12.16</text:date></text:span></text:p>
        </draw:text-box>
      </draw:frame>
      <presentation:notes style:page-layout-name="PM0">
        <draw:page-thumbnail presentation:style-name="_32_-inhalte-breit-überschrift-title" draw:layer="backgroundobjects" svg:width="15.749cm" svg:height="11.136cm" svg:x="2.625cm" svg:y="2.257cm" presentation:class="page"/>
        <draw:frame presentation:style-name="_32_-inhalte-breit-überschrif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_32_-inhalte-überschrift" style:display-name="2-inhalte-überschrift" style:page-layout-name="PM1" draw:style-name="Mdp1">
      <draw:frame draw:style-name="Mgr3" draw:text-style-name="MP3" draw:layer="backgroundobjects" svg:width="29.697cm" svg:height="20.993cm" svg:x="0.001cm" svg:y="0.001cm">
        <draw:image xlink:href="Pictures/10000201000006DA000004D873512F90.png" xlink:type="simple" xlink:show="embed" xlink:actuate="onLoad">
          <text:p/>
        </draw:image>
      </draw:frame>
      <draw:frame presentation:style-name="_32_-inhalte-überschrift-title" draw:layer="backgroundobjects" svg:width="26.729cm" svg:height="3.506cm" svg:x="0.999cm" svg:y="-0.509cm" presentation:class="title" presentation:placeholder="true">
        <draw:text-box/>
      </draw:frame>
      <draw:frame presentation:style-name="_32_-inhalte-überschrift-outline1" draw:layer="backgroundobjects" svg:width="26.729cm" svg:height="12.18cm" svg:x="1.484cm" svg:y="5.513cm" presentation:class="outline" presentation:placeholder="true">
        <draw:text-box/>
      </draw:frame>
      <draw:frame presentation:style-name="Mpr17" draw:text-style-name="MP1" draw:layer="backgroundobjects" svg:width="6.919cm" svg:height="1.448cm" svg:x="1.484cm" svg:y="19.131cm" presentation:class="date-time">
        <draw:text-box>
          <text:p text:style-name="MP1"><text:span text:style-name="MT1"><presentation:date-time/></text:span></text:p>
        </draw:text-box>
      </draw:frame>
      <draw:frame presentation:style-name="Mpr17" draw:text-style-name="MP4" draw:layer="backgroundobjects" svg:width="9.413cm" svg:height="1.448cm" svg:x="10.156cm" svg:y="19.131cm" presentation:class="footer">
        <draw:text-box>
          <text:p text:style-name="MP4"><text:span text:style-name="MT1"><presentation:footer/></text:span></text:p>
        </draw:text-box>
      </draw:frame>
      <draw:frame presentation:style-name="Mpr17" draw:text-style-name="MP2" draw:layer="backgroundobjects" svg:width="6.919cm" svg:height="1.448cm" svg:x="21.293cm" svg:y="19.131cm" presentation:class="page-number">
        <draw:text-box>
          <text:p text:style-name="MP2"><text:span text:style-name="MT3"><text:page-number>&lt;Nummer&gt;</text:page-number></text:span></text:p>
        </draw:text-box>
      </draw:frame>
      <draw:frame presentation:style-name="Mpr17" draw:text-style-name="MP2" draw:layer="backgroundobjects" svg:width="6.919cm" svg:height="0.669cm" svg:x="21.794cm" svg:y="20.182cm">
        <draw:text-box>
          <text:p text:style-name="MP5"><text:span text:style-name="MT2"><text:page-number>&lt;Nummer&gt;</text:page-number></text:span></text:p>
        </draw:text-box>
      </draw:frame>
      <draw:frame presentation:style-name="Mpr17" draw:text-style-name="MP1" draw:layer="backgroundobjects" svg:width="6.919cm" svg:height="0.8cm" svg:x="1cm" svg:y="20.199cm">
        <draw:text-box>
          <text:p><text:span text:style-name="MT2"><text:date style:data-style-name="D1" text:date-value="2016-12-02">02.12.16</text:date></text:span></text:p>
        </draw:text-box>
      </draw:frame>
      <presentation:notes style:page-layout-name="PM0">
        <draw:page-thumbnail presentation:style-name="_32_-inhalte-überschrift-title" draw:layer="backgroundobjects" svg:width="15.749cm" svg:height="11.136cm" svg:x="2.625cm" svg:y="2.257cm" presentation:class="page"/>
        <draw:frame presentation:style-name="_32_-inhalte-überschrift-notes" draw:layer="backgroundobjects" svg:width="16.799cm" svg:height="13.364cm" svg:x="2.1cm" svg:y="14.107cm" presentation:class="notes" presentation:placeholder="true">
          <draw:text-box/>
        </draw:frame>
        <draw:frame presentation:style-name="Mpr18" draw:text-style-name="MP1" draw:layer="backgroundobjects" svg:width="9.113cm" svg:height="1.484cm" svg:x="0cm" svg:y="0cm" presentation:class="header">
          <draw:text-box>
            <text:p text:style-name="MP1"><text:span text:style-name="MT1"><presentation:header/></text:span></text:p>
          </draw:text-box>
        </draw:frame>
        <draw:frame presentation:style-name="Mpr18" draw:text-style-name="MP2" draw:layer="backgroundobjects" svg:width="9.113cm" svg:height="1.484cm" svg:x="11.886cm" svg:y="0cm" presentation:class="date-time">
          <draw:text-box>
            <text:p text:style-name="MP2"><text:span text:style-name="MT1"><presentation:date-time/></text:span></text:p>
          </draw:text-box>
        </draw:frame>
        <draw:frame presentation:style-name="Mpr19" draw:text-style-name="MP1" draw:layer="backgroundobjects" svg:width="9.113cm" svg:height="1.484cm" svg:x="0cm" svg:y="28.215cm" presentation:class="footer">
          <draw:text-box>
            <text:p text:style-name="MP1"><text:span text:style-name="MT1"><presentation:footer/></text:span></text:p>
          </draw:text-box>
        </draw:frame>
        <draw:frame presentation:style-name="Mpr1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_34_-inhalte-überschrift" style:display-name="4-inhalte-überschrift" style:page-layout-name="PM1" draw:style-name="Mdp1">
      <draw:frame draw:style-name="Mgr3" draw:text-style-name="MP3" draw:layer="backgroundobjects" svg:width="29.697cm" svg:height="20.993cm" svg:x="0.001cm" svg:y="0.001cm">
        <draw:image xlink:href="Pictures/10000201000006DA000004D869EFBC76.png" xlink:type="simple" xlink:show="embed" xlink:actuate="onLoad">
          <text:p/>
        </draw:image>
      </draw:frame>
      <draw:frame presentation:style-name="_34_-inhalte-überschrift-title" draw:layer="backgroundobjects" svg:width="26.729cm" svg:height="3.506cm" svg:x="0.999cm" svg:y="-0.509cm" presentation:class="title" presentation:placeholder="true">
        <draw:text-box/>
      </draw:frame>
      <draw:frame presentation:style-name="_34_-inhalte-überschrift-outline1" draw:layer="backgroundobjects" svg:width="26.729cm" svg:height="12.18cm" svg:x="1.484cm" svg:y="4.914cm" presentation:class="outline" presentation:placeholder="true">
        <draw:text-box/>
      </draw:frame>
      <draw:frame presentation:style-name="Mpr20" draw:text-style-name="MP1" draw:layer="backgroundobjects" svg:width="6.919cm" svg:height="1.448cm" svg:x="1.484cm" svg:y="19.131cm" presentation:class="date-time">
        <draw:text-box>
          <text:p text:style-name="MP1"><text:span text:style-name="MT1"><presentation:date-time/></text:span></text:p>
        </draw:text-box>
      </draw:frame>
      <draw:frame presentation:style-name="Mpr20" draw:text-style-name="MP4" draw:layer="backgroundobjects" svg:width="9.413cm" svg:height="1.448cm" svg:x="10.156cm" svg:y="19.131cm" presentation:class="footer">
        <draw:text-box>
          <text:p text:style-name="MP4"><text:span text:style-name="MT1"><presentation:footer/></text:span></text:p>
        </draw:text-box>
      </draw:frame>
      <draw:frame presentation:style-name="Mpr20"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20" draw:text-style-name="MP1" draw:layer="backgroundobjects" svg:width="6.919cm" svg:height="1.448cm" svg:x="1.484cm" svg:y="19.131cm">
        <draw:text-box>
          <text:p><text:span text:style-name="MT1"><presentation:date-time/></text:span></text:p>
        </draw:text-box>
      </draw:frame>
      <draw:frame presentation:style-name="Mpr20" draw:text-style-name="MP4" draw:layer="backgroundobjects" svg:width="9.413cm" svg:height="1.448cm" svg:x="10.156cm" svg:y="19.131cm">
        <draw:text-box>
          <text:p text:style-name="MP3"><text:span text:style-name="MT1"><presentation:footer/></text:span></text:p>
        </draw:text-box>
      </draw:frame>
      <draw:frame presentation:style-name="Mpr20" draw:text-style-name="MP2" draw:layer="backgroundobjects" svg:width="6.919cm" svg:height="1.448cm" svg:x="21.293cm" svg:y="19.131cm">
        <draw:text-box>
          <text:p text:style-name="MP5"><text:span text:style-name="MT3"><text:page-number>&lt;Nummer&gt;</text:page-number></text:span></text:p>
        </draw:text-box>
      </draw:frame>
      <draw:frame presentation:style-name="Mpr20" draw:text-style-name="MP2" draw:layer="backgroundobjects" svg:width="6.919cm" svg:height="0.669cm" svg:x="21.793cm" svg:y="20.181cm">
        <draw:text-box>
          <text:p text:style-name="MP5"><text:span text:style-name="MT2"><text:page-number>&lt;Nummer&gt;</text:page-number></text:span></text:p>
        </draw:text-box>
      </draw:frame>
      <draw:frame presentation:style-name="Mpr20" draw:text-style-name="MP1" draw:layer="backgroundobjects" svg:width="6.919cm" svg:height="0.8cm" svg:x="1cm" svg:y="20.199cm">
        <draw:text-box>
          <text:p><text:span text:style-name="MT2"><text:date style:data-style-name="D1" text:date-value="2016-12-02">02.12.16</text:date></text:span></text:p>
        </draw:text-box>
      </draw:frame>
      <presentation:notes style:page-layout-name="PM0">
        <draw:page-thumbnail presentation:style-name="_34_-inhalte-überschrift-title" draw:layer="backgroundobjects" svg:width="0.001cm" svg:height="0.001cm" svg:x="0cm" svg:y="2.257cm" presentation:class="page"/>
        <draw:frame presentation:style-name="_34_-inhalte-überschrift-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lanko-vorlage-verkleinert-ohneschrift27" style:page-layout-name="PM1" draw:style-name="Mdp1">
      <draw:frame draw:style-name="Mgr4" draw:text-style-name="MP6" draw:layer="backgroundobjects" svg:width="29.7cm" svg:height="21cm" svg:x="0.001cm" svg:y="0.001cm">
        <draw:image xlink:href="Pictures/1000000000000922000006767AD80FBB.jpg" xlink:type="simple" xlink:show="embed" xlink:actuate="onLoad">
          <text:p text:style-name="MP3"><text:span text:style-name="MT4"><text:s text:c="2"/></text:span></text:p>
        </draw:image>
      </draw:frame>
      <draw:frame presentation:style-name="blanko-vorlage-verkleinert-ohneschrift27-title" draw:layer="backgroundobjects" svg:width="26.729cm" svg:height="3.506cm" svg:x="1.799cm" svg:y="14.293cm" presentation:class="title" presentation:placeholder="true">
        <draw:text-box/>
      </draw:frame>
      <draw:frame presentation:style-name="blanko-vorlage-verkleinert-ohneschrift27-outline1" draw:layer="backgroundobjects" svg:width="26.729cm" svg:height="12.18cm" svg:x="1.484cm" svg:y="4.914cm" presentation:class="outline" presentation:placeholder="true">
        <draw:text-box/>
      </draw:frame>
      <draw:frame presentation:style-name="Mpr23" draw:text-style-name="MP1" draw:layer="backgroundobjects" svg:width="6.919cm" svg:height="1.448cm" svg:x="1.484cm" svg:y="19.131cm" presentation:class="date-time">
        <draw:text-box>
          <text:p text:style-name="MP1"><text:span text:style-name="MT1"><presentation:date-time/></text:span></text:p>
        </draw:text-box>
      </draw:frame>
      <draw:frame presentation:style-name="Mpr23" draw:text-style-name="MP4" draw:layer="backgroundobjects" svg:width="9.413cm" svg:height="1.448cm" svg:x="10.156cm" svg:y="19.131cm" presentation:class="footer">
        <draw:text-box>
          <text:p text:style-name="MP4"><text:span text:style-name="MT1"><presentation:footer/></text:span></text:p>
        </draw:text-box>
      </draw:frame>
      <draw:frame presentation:style-name="Mpr23" draw:text-style-name="MP2" draw:layer="backgroundobjects" svg:width="6.919cm" svg:height="1.448cm" svg:x="21.293cm" svg:y="19.131cm" presentation:class="page-number">
        <draw:text-box>
          <text:p text:style-name="MP2"><text:span text:style-name="MT1"><text:page-number>&lt;Nummer&gt;</text:page-number></text:span></text:p>
        </draw:text-box>
      </draw:frame>
      <presentation:notes style:page-layout-name="PM0">
        <draw:page-thumbnail presentation:style-name="blanko-vorlage-verkleinert-ohneschrift27-title" draw:layer="backgroundobjects" svg:width="0.001cm" svg:height="0.001cm" svg:x="0cm" svg:y="2.257cm" presentation:class="page"/>
        <draw:frame presentation:style-name="blanko-vorlage-verkleinert-ohneschrift27-notes" draw:layer="backgroundobjects" svg:width="16.799cm" svg:height="13.364cm" svg:x="2.1cm" svg:y="14.107cm" presentation:class="notes" presentation:placeholder="true">
          <draw:text-box/>
        </draw:frame>
        <draw:frame presentation:style-name="Mpr24" draw:text-style-name="MP1" draw:layer="backgroundobjects" svg:width="9.113cm" svg:height="1.484cm" svg:x="0cm" svg:y="0cm" presentation:class="header">
          <draw:text-box>
            <text:p text:style-name="MP1"><text:span text:style-name="MT1"><presentation:header/></text:span></text:p>
          </draw:text-box>
        </draw:frame>
        <draw:frame presentation:style-name="Mpr24" draw:text-style-name="MP2" draw:layer="backgroundobjects" svg:width="9.113cm" svg:height="1.484cm" svg:x="11.886cm" svg:y="0cm" presentation:class="date-time">
          <draw:text-box>
            <text:p text:style-name="MP2"><text:span text:style-name="MT1"><presentation:date-time/></text:span></text:p>
          </draw:text-box>
        </draw:frame>
        <draw:frame presentation:style-name="Mpr25" draw:text-style-name="MP1" draw:layer="backgroundobjects" svg:width="9.113cm" svg:height="1.484cm" svg:x="0cm" svg:y="28.215cm" presentation:class="footer">
          <draw:text-box>
            <text:p text:style-name="MP1"><text:span text:style-name="MT1"><presentation:footer/></text:span></text:p>
          </draw:text-box>
        </draw:frame>
        <draw:frame presentation:style-name="Mpr2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lanko-vorlage-verkleinert-ohneschrift28" style:page-layout-name="PM1" draw:style-name="Mdp1">
      <draw:frame draw:style-name="Mgr3" draw:text-style-name="MP3" draw:layer="backgroundobjects" svg:width="29.7cm" svg:height="21cm" svg:x="0.001cm" svg:y="0.001cm">
        <draw:image xlink:href="Pictures/1000000000000DB3000009B1111CE87F.jpg" xlink:type="simple" xlink:show="embed" xlink:actuate="onLoad">
          <text:p/>
        </draw:image>
      </draw:frame>
      <draw:frame presentation:style-name="blanko-vorlage-verkleinert-ohneschrift28-title" draw:layer="backgroundobjects" svg:width="26.729cm" svg:height="3.506cm" svg:x="1.484cm" svg:y="0.836cm" presentation:class="title" presentation:placeholder="true">
        <draw:text-box/>
      </draw:frame>
      <draw:frame presentation:style-name="blanko-vorlage-verkleinert-ohneschrift28-outline1" draw:layer="backgroundobjects" svg:width="26.729cm" svg:height="12.18cm" svg:x="1.484cm" svg:y="4.914cm" presentation:class="outline" presentation:placeholder="true">
        <draw:text-box/>
      </draw:frame>
      <draw:frame presentation:style-name="Mpr26" draw:text-style-name="MP1" draw:layer="backgroundobjects" svg:width="6.919cm" svg:height="1.448cm" svg:x="0cm" svg:y="21.551cm" presentation:class="date-time">
        <draw:text-box>
          <text:p text:style-name="MP1"><text:span text:style-name="MT1"><presentation:date-time/></text:span></text:p>
        </draw:text-box>
      </draw:frame>
      <draw:frame presentation:style-name="Mpr26" draw:text-style-name="MP4" draw:layer="backgroundobjects" svg:width="9.413cm" svg:height="1.448cm" svg:x="9.599cm" svg:y="21.399cm" presentation:class="footer">
        <draw:text-box>
          <text:p text:style-name="MP4"><text:span text:style-name="MT1"><presentation:footer/></text:span></text:p>
        </draw:text-box>
      </draw:frame>
      <draw:frame presentation:style-name="Mpr26" draw:text-style-name="MP2" draw:layer="backgroundobjects" svg:width="6.919cm" svg:height="1.448cm" svg:x="21.279cm" svg:y="21.751cm" presentation:class="page-number">
        <draw:text-box>
          <text:p text:style-name="MP2"><text:span text:style-name="MT1"><text:page-number>&lt;Nummer&gt;</text:page-number></text:span></text:p>
        </draw:text-box>
      </draw:frame>
      <presentation:notes style:page-layout-name="PM0">
        <draw:page-thumbnail presentation:style-name="blanko-vorlage-verkleinert-ohneschrift28-title" draw:layer="backgroundobjects" svg:width="0.001cm" svg:height="0.001cm" svg:x="0cm" svg:y="2.257cm" presentation:class="page"/>
        <draw:frame presentation:style-name="blanko-vorlage-verkleinert-ohneschrift28-notes" draw:layer="backgroundobjects" svg:width="16.799cm" svg:height="13.364cm" svg:x="2.1cm" svg:y="14.107cm" presentation:class="notes" presentation:placeholder="true">
          <draw:text-box/>
        </draw:frame>
        <draw:frame presentation:style-name="Mpr27" draw:text-style-name="MP1" draw:layer="backgroundobjects" svg:width="9.113cm" svg:height="1.484cm" svg:x="0cm" svg:y="0cm" presentation:class="header">
          <draw:text-box>
            <text:p text:style-name="MP1"><text:span text:style-name="MT1"><presentation:header/></text:span></text:p>
          </draw:text-box>
        </draw:frame>
        <draw:frame presentation:style-name="Mpr27" draw:text-style-name="MP2" draw:layer="backgroundobjects" svg:width="9.113cm" svg:height="1.484cm" svg:x="11.886cm" svg:y="0cm" presentation:class="date-time">
          <draw:text-box>
            <text:p text:style-name="MP2"><text:span text:style-name="MT1"><presentation:date-time/></text:span></text:p>
          </draw:text-box>
        </draw:frame>
        <draw:frame presentation:style-name="Mpr28" draw:text-style-name="MP1" draw:layer="backgroundobjects" svg:width="9.113cm" svg:height="1.484cm" svg:x="0cm" svg:y="28.215cm" presentation:class="footer">
          <draw:text-box>
            <text:p text:style-name="MP1"><text:span text:style-name="MT1"><presentation:footer/></text:span></text:p>
          </draw:text-box>
        </draw:frame>
        <draw:frame presentation:style-name="Mpr2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0:40:36</meta:creation-date>
    <meta:editing-duration>P2DT15H55M20S</meta:editing-duration>
    <meta:editing-cycles>209</meta:editing-cycles>
    <meta:generator>LibreOffice/4.2.8.2$Linux_X86_64 LibreOffice_project/420m0$Build-2</meta:generator>
    <meta:initial-creator>Klaus Lutterjohann</meta:initial-creator>
    <dc:date>2016-12-02T11:17:05.603841541</dc:date>
    <meta:document-statistic meta:object-count="299"/>
  </office:meta>
</office:document-meta>
</file>